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4"/>
    <style:style style:name="ce7" style:family="table-cell" style:parent-style-name="Default" style:data-style-name="N84"/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lect_dzien_roku__round_avg_procent_udz" table:style-name="ta1">
        <table:shapes>
          <draw:frame draw:z-index="0" draw:style-name="gr1" draw:text-style-name="P1" svg:width="330.03mm" svg:height="185.63mm" svg:x="75.7mm" svg:y="13.21mm">
            <draw:object draw:notify-on-update-of-ranges="select_dzien_roku__round_avg_procent_udz.B1:select_dzien_roku__round_avg_procent_udz.B1 select_dzien_roku__round_avg_procent_udz.B2:select_dzien_roku__round_avg_procent_udz.B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zien_roku</text:p>
          </table:table-cell>
          <table:table-cell office:value-type="string" calcext:value-type="string">
            <text:p>procent_udzial_do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8" calcext:value-type="float">
            <text:p>0,5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" calcext:value-type="float">
            <text:p>0,5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2" calcext:value-type="float">
            <text:p>0,6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9" calcext:value-type="float">
            <text:p>0,5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9" calcext:value-type="float">
            <text:p>0,5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6" calcext:value-type="float">
            <text:p>0,6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8" calcext:value-type="float">
            <text:p>0,6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9" calcext:value-type="float">
            <text:p>0,5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35" calcext:value-type="float">
            <text:p>1,3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85" calcext:value-type="float">
            <text:p>0,8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2" calcext:value-type="float">
            <text:p>0,6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2" calcext:value-type="float">
            <text:p>0,6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6" calcext:value-type="float">
            <text:p>0,8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8" calcext:value-type="float">
            <text:p>0,5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2" calcext:value-type="float">
            <text:p>0,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2" calcext:value-type="float">
            <text:p>0,6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3" calcext:value-type="float">
            <text:p>0,6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73" calcext:value-type="float">
            <text:p>0,7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6" calcext:value-type="float">
            <text:p>0,6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85" calcext:value-type="float">
            <text:p>0,8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 table:number-rows-repeated="104820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bciazenie" table:style-name="ta1">
        <table:shapes>
          <draw:frame draw:z-index="0" draw:style-name="gr1" draw:text-style-name="P1" svg:width="410.52mm" svg:height="146.63mm" svg:x="46.26mm" svg:y="6471.85mm">
            <draw:object draw:notify-on-update-of-ranges="obciazenie.A1:obciazenie.A1 obciazenie.A2:obciazenie.A1461 obciazenie.B1:obciazenie.B1 obciazenie.B2:obciazenie.B14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7"/>
        <table:table-column table:style-name="co3" table:default-cell-style-name="Default"/>
        <table:table-row table:style-name="ro1">
          <table:table-cell table:style-name="Default" office:value-type="string" calcext:value-type="string">
            <text:p>dzien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date" office:date-value="2017-12-31" calcext:value-type="date">
            <text:p>2017-12-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7-12-30" calcext:value-type="date">
            <text:p>2017-12-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7-12-29" calcext:value-type="date">
            <text:p>2017-12-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7-12-28" calcext:value-type="date">
            <text:p>2017-12-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7-12-27" calcext:value-type="date">
            <text:p>2017-12-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12-26" calcext:value-type="date">
            <text:p>2017-12-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12-25" calcext:value-type="date">
            <text:p>2017-12-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12-24" calcext:value-type="date">
            <text:p>2017-12-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12-23" calcext:value-type="date">
            <text:p>2017-12-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12-22" calcext:value-type="date">
            <text:p>2017-12-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7-12-21" calcext:value-type="date">
            <text:p>2017-12-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7-12-20" calcext:value-type="date">
            <text:p>2017-12-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7-12-19" calcext:value-type="date">
            <text:p>2017-12-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7-12-18" calcext:value-type="date">
            <text:p>2017-12-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7-12-17" calcext:value-type="date">
            <text:p>2017-12-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7-12-16" calcext:value-type="date">
            <text:p>2017-12-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7-12-15" calcext:value-type="date">
            <text:p>2017-12-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7-12-14" calcext:value-type="date">
            <text:p>2017-12-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7-12-03" calcext:value-type="date">
            <text:p>2017-12-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7-12-02" calcext:value-type="date">
            <text:p>2017-12-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7-12-01" calcext:value-type="date">
            <text:p>2017-12-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7-11-24" calcext:value-type="date">
            <text:p>2017-11-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11-23" calcext:value-type="date">
            <text:p>2017-11-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11-21" calcext:value-type="date">
            <text:p>2017-11-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11-20" calcext:value-type="date">
            <text:p>2017-11-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7-11-19" calcext:value-type="date">
            <text:p>2017-11-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7-11-18" calcext:value-type="date">
            <text:p>2017-11-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7-11-17" calcext:value-type="date">
            <text:p>2017-11-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11-16" calcext:value-type="date">
            <text:p>2017-11-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11-15" calcext:value-type="date">
            <text:p>2017-11-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11-14" calcext:value-type="date">
            <text:p>2017-11-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11-13" calcext:value-type="date">
            <text:p>2017-11-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7-11-12" calcext:value-type="date">
            <text:p>2017-11-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11-11" calcext:value-type="date">
            <text:p>2017-11-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11-10" calcext:value-type="date">
            <text:p>2017-11-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11-09" calcext:value-type="date">
            <text:p>2017-11-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11-08" calcext:value-type="date">
            <text:p>2017-11-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7-11-07" calcext:value-type="date">
            <text:p>2017-11-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7-11-06" calcext:value-type="date">
            <text:p>2017-11-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11-05" calcext:value-type="date">
            <text:p>2017-11-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11-04" calcext:value-type="date">
            <text:p>2017-11-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10-31" calcext:value-type="date">
            <text:p>2017-10-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7-10-30" calcext:value-type="date">
            <text:p>2017-10-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7-10-29" calcext:value-type="date">
            <text:p>2017-10-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10-28" calcext:value-type="date">
            <text:p>2017-10-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7-10-22" calcext:value-type="date">
            <text:p>2017-10-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7-10-21" calcext:value-type="date">
            <text:p>2017-10-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7-10-15" calcext:value-type="date">
            <text:p>2017-10-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10-14" calcext:value-type="date">
            <text:p>2017-10-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7-10-08" calcext:value-type="date">
            <text:p>2017-10-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7-10-03" calcext:value-type="date">
            <text:p>2017-10-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7-10-02" calcext:value-type="date">
            <text:p>2017-10-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7-10-01" calcext:value-type="date">
            <text:p>2017-10-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9-30" calcext:value-type="date">
            <text:p>2017-09-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7-09-24" calcext:value-type="date">
            <text:p>2017-09-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7-09-23" calcext:value-type="date">
            <text:p>2017-09-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9-17" calcext:value-type="date">
            <text:p>2017-09-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7-09-16" calcext:value-type="date">
            <text:p>2017-09-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7-09-10" calcext:value-type="date">
            <text:p>2017-09-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09-09" calcext:value-type="date">
            <text:p>2017-09-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7-09-03" calcext:value-type="date">
            <text:p>2017-09-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7-09-02" calcext:value-type="date">
            <text:p>2017-09-0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7-08-26" calcext:value-type="date">
            <text:p>2017-08-2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7-08-20" calcext:value-type="date">
            <text:p>2017-08-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8-19" calcext:value-type="date">
            <text:p>2017-08-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7-08-13" calcext:value-type="date">
            <text:p>2017-08-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8-06" calcext:value-type="date">
            <text:p>2017-08-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7-08-05" calcext:value-type="date">
            <text:p>2017-08-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7-30" calcext:value-type="date">
            <text:p>2017-07-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7-29" calcext:value-type="date">
            <text:p>2017-07-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7-07-23" calcext:value-type="date">
            <text:p>2017-07-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07-22" calcext:value-type="date">
            <text:p>2017-07-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7-07-18" calcext:value-type="date">
            <text:p>2017-07-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17-07-17" calcext:value-type="date">
            <text:p>2017-07-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17-07-16" calcext:value-type="date">
            <text:p>2017-07-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7-07-15" calcext:value-type="date">
            <text:p>2017-07-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17-07-12" calcext:value-type="date">
            <text:p>2017-07-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17-07-10" calcext:value-type="date">
            <text:p>2017-07-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17-07-09" calcext:value-type="date">
            <text:p>2017-07-0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7-07-08" calcext:value-type="date">
            <text:p>2017-07-0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7-07-07" calcext:value-type="date">
            <text:p>2017-07-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17-07-06" calcext:value-type="date">
            <text:p>2017-07-0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17-07-05" calcext:value-type="date">
            <text:p>2017-07-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17-07-04" calcext:value-type="date">
            <text:p>2017-07-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17-07-03" calcext:value-type="date">
            <text:p>2017-07-0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17-07-02" calcext:value-type="date">
            <text:p>2017-07-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6-30" calcext:value-type="date">
            <text:p>2017-06-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7-06-29" calcext:value-type="date">
            <text:p>2017-06-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6-28" calcext:value-type="date">
            <text:p>2017-06-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17-06-27" calcext:value-type="date">
            <text:p>2017-06-2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7-06-26" calcext:value-type="date">
            <text:p>2017-06-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17-06-25" calcext:value-type="date">
            <text:p>2017-06-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7-06-24" calcext:value-type="date">
            <text:p>2017-06-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7-06-23" calcext:value-type="date">
            <text:p>2017-06-2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17-06-22" calcext:value-type="date">
            <text:p>2017-06-2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17-06-21" calcext:value-type="date">
            <text:p>2017-06-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7-06-20" calcext:value-type="date">
            <text:p>2017-06-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7-06-19" calcext:value-type="date">
            <text:p>2017-06-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6-17" calcext:value-type="date">
            <text:p>2017-06-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6-16" calcext:value-type="date">
            <text:p>2017-06-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17-06-15" calcext:value-type="date">
            <text:p>2017-06-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6-14" calcext:value-type="date">
            <text:p>2017-06-1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17-06-13" calcext:value-type="date">
            <text:p>2017-06-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7-06-12" calcext:value-type="date">
            <text:p>2017-06-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17-06-11" calcext:value-type="date">
            <text:p>2017-06-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7-06-10" calcext:value-type="date">
            <text:p>2017-06-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7-06-09" calcext:value-type="date">
            <text:p>2017-06-0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17-06-08" calcext:value-type="date">
            <text:p>2017-06-0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17-06-07" calcext:value-type="date">
            <text:p>2017-06-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7-06-06" calcext:value-type="date">
            <text:p>2017-06-0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17-06-05" calcext:value-type="date">
            <text:p>2017-06-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7-06-04" calcext:value-type="date">
            <text:p>2017-06-0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6-03" calcext:value-type="date">
            <text:p>2017-06-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6-02" calcext:value-type="date">
            <text:p>2017-06-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17-05-30" calcext:value-type="date">
            <text:p>2017-05-3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7-05-29" calcext:value-type="date">
            <text:p>2017-05-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17-05-28" calcext:value-type="date">
            <text:p>2017-05-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5-26" calcext:value-type="date">
            <text:p>2017-05-2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7-05-24" calcext:value-type="date">
            <text:p>2017-05-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7-05-23" calcext:value-type="date">
            <text:p>2017-05-2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17-05-22" calcext:value-type="date">
            <text:p>2017-05-2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17-05-21" calcext:value-type="date">
            <text:p>2017-05-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5-20" calcext:value-type="date">
            <text:p>2017-05-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5-19" calcext:value-type="date">
            <text:p>2017-05-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17-05-18" calcext:value-type="date">
            <text:p>2017-05-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17-05-17" calcext:value-type="date">
            <text:p>2017-05-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17-05-16" calcext:value-type="date">
            <text:p>2017-05-1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7-05-15" calcext:value-type="date">
            <text:p>2017-05-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17-05-14" calcext:value-type="date">
            <text:p>2017-05-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7-05-13" calcext:value-type="date">
            <text:p>2017-05-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7-05-12" calcext:value-type="date">
            <text:p>2017-05-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17-05-11" calcext:value-type="date">
            <text:p>2017-05-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7-05-10" calcext:value-type="date">
            <text:p>2017-05-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7-05-08" calcext:value-type="date">
            <text:p>2017-05-0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7-05-07" calcext:value-type="date">
            <text:p>2017-05-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5-06" calcext:value-type="date">
            <text:p>2017-05-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5-05" calcext:value-type="date">
            <text:p>2017-05-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5-04" calcext:value-type="date">
            <text:p>2017-05-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7-05-03" calcext:value-type="date">
            <text:p>2017-05-0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7-04-30" calcext:value-type="date">
            <text:p>2017-04-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7-04-29" calcext:value-type="date">
            <text:p>2017-04-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7-04-28" calcext:value-type="date">
            <text:p>2017-04-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17-04-27" calcext:value-type="date">
            <text:p>2017-04-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7-04-26" calcext:value-type="date">
            <text:p>2017-04-2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7-04-25" calcext:value-type="date">
            <text:p>2017-04-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7-04-24" calcext:value-type="date">
            <text:p>2017-04-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7-04-23" calcext:value-type="date">
            <text:p>2017-04-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7-04-22" calcext:value-type="date">
            <text:p>2017-04-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04-21" calcext:value-type="date">
            <text:p>2017-04-2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17-04-20" calcext:value-type="date">
            <text:p>2017-04-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7-04-19" calcext:value-type="date">
            <text:p>2017-04-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4-18" calcext:value-type="date">
            <text:p>2017-04-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17-04-17" calcext:value-type="date">
            <text:p>2017-04-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7-04-16" calcext:value-type="date">
            <text:p>2017-04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4-14" calcext:value-type="date">
            <text:p>2017-04-1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17-04-13" calcext:value-type="date">
            <text:p>2017-04-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7-04-12" calcext:value-type="date">
            <text:p>2017-04-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7-04-11" calcext:value-type="date">
            <text:p>2017-04-1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17-04-10" calcext:value-type="date">
            <text:p>2017-04-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4-08" calcext:value-type="date">
            <text:p>2017-04-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7-04-06" calcext:value-type="date">
            <text:p>2017-04-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4-05" calcext:value-type="date">
            <text:p>2017-04-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7-04-04" calcext:value-type="date">
            <text:p>2017-04-0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7-03-26" calcext:value-type="date">
            <text:p>2017-03-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03-24" calcext:value-type="date">
            <text:p>2017-03-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3-23" calcext:value-type="date">
            <text:p>2017-03-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7-03-21" calcext:value-type="date">
            <text:p>2017-03-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3-20" calcext:value-type="date">
            <text:p>2017-03-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7-03-19" calcext:value-type="date">
            <text:p>2017-03-1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3-18" calcext:value-type="date">
            <text:p>2017-03-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3-17" calcext:value-type="date">
            <text:p>2017-03-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7-03-16" calcext:value-type="date">
            <text:p>2017-03-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17-03-15" calcext:value-type="date">
            <text:p>2017-03-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17-03-14" calcext:value-type="date">
            <text:p>2017-03-1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17-03-13" calcext:value-type="date">
            <text:p>2017-03-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17-03-12" calcext:value-type="date">
            <text:p>2017-03-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7-03-11" calcext:value-type="date">
            <text:p>2017-03-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7-03-10" calcext:value-type="date">
            <text:p>2017-03-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7-03-09" calcext:value-type="date">
            <text:p>2017-03-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7-03-08" calcext:value-type="date">
            <text:p>2017-03-0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17-03-07" calcext:value-type="date">
            <text:p>2017-03-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7-03-06" calcext:value-type="date">
            <text:p>2017-03-0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17-03-05" calcext:value-type="date">
            <text:p>2017-03-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7-03-04" calcext:value-type="date">
            <text:p>2017-03-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7-03-03" calcext:value-type="date">
            <text:p>2017-03-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17-03-02" calcext:value-type="date">
            <text:p>2017-03-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17-02-28" calcext:value-type="date">
            <text:p>2017-02-2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7-02-26" calcext:value-type="date">
            <text:p>2017-02-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17-02-25" calcext:value-type="date">
            <text:p>2017-02-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17-02-24" calcext:value-type="date">
            <text:p>2017-02-2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17-02-23" calcext:value-type="date">
            <text:p>2017-02-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17-02-22" calcext:value-type="date">
            <text:p>2017-02-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17-02-21" calcext:value-type="date">
            <text:p>2017-02-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17-02-20" calcext:value-type="date">
            <text:p>2017-02-2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17-02-19" calcext:value-type="date">
            <text:p>2017-02-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7-02-18" calcext:value-type="date">
            <text:p>2017-02-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7-02-17" calcext:value-type="date">
            <text:p>2017-02-1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17-02-16" calcext:value-type="date">
            <text:p>2017-02-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17-02-15" calcext:value-type="date">
            <text:p>2017-02-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17-02-14" calcext:value-type="date">
            <text:p>2017-02-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7-02-13" calcext:value-type="date">
            <text:p>2017-02-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17-02-12" calcext:value-type="date">
            <text:p>2017-02-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7-02-11" calcext:value-type="date">
            <text:p>2017-02-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7-02-10" calcext:value-type="date">
            <text:p>2017-02-1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17-02-09" calcext:value-type="date">
            <text:p>2017-02-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17-02-07" calcext:value-type="date">
            <text:p>2017-02-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17-02-06" calcext:value-type="date">
            <text:p>2017-02-0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17-02-05" calcext:value-type="date">
            <text:p>2017-02-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2-04" calcext:value-type="date">
            <text:p>2017-02-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2-03" calcext:value-type="date">
            <text:p>2017-02-0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17-02-02" calcext:value-type="date">
            <text:p>2017-02-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7-01-30" calcext:value-type="date">
            <text:p>2017-01-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17-01-29" calcext:value-type="date">
            <text:p>2017-01-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1-28" calcext:value-type="date">
            <text:p>2017-01-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1-27" calcext:value-type="date">
            <text:p>2017-01-2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17-01-26" calcext:value-type="date">
            <text:p>2017-01-2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17-01-23" calcext:value-type="date">
            <text:p>2017-01-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7-01-22" calcext:value-type="date">
            <text:p>2017-01-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7-01-20" calcext:value-type="date">
            <text:p>2017-01-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17-01-19" calcext:value-type="date">
            <text:p>2017-01-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17-01-18" calcext:value-type="date">
            <text:p>2017-01-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17-01-17" calcext:value-type="date">
            <text:p>2017-01-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7-01-16" calcext:value-type="date">
            <text:p>2017-01-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17-01-15" calcext:value-type="date">
            <text:p>2017-01-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1-14" calcext:value-type="date">
            <text:p>2017-01-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1-13" calcext:value-type="date">
            <text:p>2017-01-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7-01-12" calcext:value-type="date">
            <text:p>2017-01-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7-01-11" calcext:value-type="date">
            <text:p>2017-01-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7-01-10" calcext:value-type="date">
            <text:p>2017-01-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17-01-09" calcext:value-type="date">
            <text:p>2017-01-0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17-01-08" calcext:value-type="date">
            <text:p>2017-01-0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1-06" calcext:value-type="date">
            <text:p>2017-01-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01-05" calcext:value-type="date">
            <text:p>2017-01-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7-01-04" calcext:value-type="date">
            <text:p>2017-01-0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7-01-03" calcext:value-type="date">
            <text:p>2017-01-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1-02" calcext:value-type="date">
            <text:p>2017-01-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12-31" calcext:value-type="date">
            <text:p>2016-12-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12-30" calcext:value-type="date">
            <text:p>2016-12-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6-12-29" calcext:value-type="date">
            <text:p>2016-12-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16-12-28" calcext:value-type="date">
            <text:p>2016-12-2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16-12-27" calcext:value-type="date">
            <text:p>2016-12-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12-26" calcext:value-type="date">
            <text:p>2016-12-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12-24" calcext:value-type="date">
            <text:p>2016-12-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12-23" calcext:value-type="date">
            <text:p>2016-12-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6-12-22" calcext:value-type="date">
            <text:p>2016-12-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16-12-21" calcext:value-type="date">
            <text:p>2016-12-2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16-12-20" calcext:value-type="date">
            <text:p>2016-12-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6-12-19" calcext:value-type="date">
            <text:p>2016-12-1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6-12-18" calcext:value-type="date">
            <text:p>2016-12-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12-17" calcext:value-type="date">
            <text:p>2016-12-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12-16" calcext:value-type="date">
            <text:p>2016-12-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6-12-15" calcext:value-type="date">
            <text:p>2016-12-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16-12-14" calcext:value-type="date">
            <text:p>2016-12-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6-12-13" calcext:value-type="date">
            <text:p>2016-12-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16-12-12" calcext:value-type="date">
            <text:p>2016-12-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6-12-11" calcext:value-type="date">
            <text:p>2016-12-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6-12-10" calcext:value-type="date">
            <text:p>2016-12-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12-09" calcext:value-type="date">
            <text:p>2016-12-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16-12-08" calcext:value-type="date">
            <text:p>2016-12-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16-12-07" calcext:value-type="date">
            <text:p>2016-12-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16-12-06" calcext:value-type="date">
            <text:p>2016-12-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6-12-05" calcext:value-type="date">
            <text:p>2016-12-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6-12-04" calcext:value-type="date">
            <text:p>2016-12-0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12-03" calcext:value-type="date">
            <text:p>2016-12-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12-02" calcext:value-type="date">
            <text:p>2016-12-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6-11-29" calcext:value-type="date">
            <text:p>2016-11-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11-28" calcext:value-type="date">
            <text:p>2016-11-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11-27" calcext:value-type="date">
            <text:p>2016-11-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6-11-26" calcext:value-type="date">
            <text:p>2016-11-2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11-25" calcext:value-type="date">
            <text:p>2016-11-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6-11-24" calcext:value-type="date">
            <text:p>2016-11-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1-23" calcext:value-type="date">
            <text:p>2016-11-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11-22" calcext:value-type="date">
            <text:p>2016-11-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6-11-21" calcext:value-type="date">
            <text:p>2016-11-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1-20" calcext:value-type="date">
            <text:p>2016-11-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11-19" calcext:value-type="date">
            <text:p>2016-11-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11-18" calcext:value-type="date">
            <text:p>2016-11-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6-11-17" calcext:value-type="date">
            <text:p>2016-11-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6-11-16" calcext:value-type="date">
            <text:p>2016-11-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1-15" calcext:value-type="date">
            <text:p>2016-11-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11-14" calcext:value-type="date">
            <text:p>2016-11-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6-11-13" calcext:value-type="date">
            <text:p>2016-11-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11-12" calcext:value-type="date">
            <text:p>2016-11-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11-11" calcext:value-type="date">
            <text:p>2016-11-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11-10" calcext:value-type="date">
            <text:p>2016-11-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6-11-09" calcext:value-type="date">
            <text:p>2016-11-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11-07" calcext:value-type="date">
            <text:p>2016-11-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11-06" calcext:value-type="date">
            <text:p>2016-11-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1-05" calcext:value-type="date">
            <text:p>2016-11-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1-04" calcext:value-type="date">
            <text:p>2016-11-0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6-11-03" calcext:value-type="date">
            <text:p>2016-11-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16-11-02" calcext:value-type="date">
            <text:p>2016-11-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6-10-31" calcext:value-type="date">
            <text:p>2016-10-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0-30" calcext:value-type="date">
            <text:p>2016-10-3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10-29" calcext:value-type="date">
            <text:p>2016-10-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10-28" calcext:value-type="date">
            <text:p>2016-10-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6-10-27" calcext:value-type="date">
            <text:p>2016-10-2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16-10-26" calcext:value-type="date">
            <text:p>2016-10-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10-25" calcext:value-type="date">
            <text:p>2016-10-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6-10-24" calcext:value-type="date">
            <text:p>2016-10-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6-10-23" calcext:value-type="date">
            <text:p>2016-10-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10-22" calcext:value-type="date">
            <text:p>2016-10-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6-10-20" calcext:value-type="date">
            <text:p>2016-10-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6-10-19" calcext:value-type="date">
            <text:p>2016-10-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6-10-17" calcext:value-type="date">
            <text:p>2016-10-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6-10-16" calcext:value-type="date">
            <text:p>2016-10-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10-15" calcext:value-type="date">
            <text:p>2016-10-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10-14" calcext:value-type="date">
            <text:p>2016-10-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10-13" calcext:value-type="date">
            <text:p>2016-10-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0-12" calcext:value-type="date">
            <text:p>2016-10-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10-10" calcext:value-type="date">
            <text:p>2016-10-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6-10-09" calcext:value-type="date">
            <text:p>2016-10-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10-08" calcext:value-type="date">
            <text:p>2016-10-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10-07" calcext:value-type="date">
            <text:p>2016-10-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6-10-06" calcext:value-type="date">
            <text:p>2016-10-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6-10-05" calcext:value-type="date">
            <text:p>2016-10-0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10-04" calcext:value-type="date">
            <text:p>2016-10-0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10-03" calcext:value-type="date">
            <text:p>2016-10-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0-02" calcext:value-type="date">
            <text:p>2016-10-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16-09-30" calcext:value-type="date">
            <text:p>2016-09-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6-09-29" calcext:value-type="date">
            <text:p>2016-09-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09-26" calcext:value-type="date">
            <text:p>2016-09-2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6-09-25" calcext:value-type="date">
            <text:p>2016-09-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6-09-24" calcext:value-type="date">
            <text:p>2016-09-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6-09-22" calcext:value-type="date">
            <text:p>2016-09-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6-09-21" calcext:value-type="date">
            <text:p>2016-09-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6-09-20" calcext:value-type="date">
            <text:p>2016-09-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6-09-19" calcext:value-type="date">
            <text:p>2016-09-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6-09-18" calcext:value-type="date">
            <text:p>2016-09-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09-17" calcext:value-type="date">
            <text:p>2016-09-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09-16" calcext:value-type="date">
            <text:p>2016-09-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6-09-14" calcext:value-type="date">
            <text:p>2016-09-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6-09-12" calcext:value-type="date">
            <text:p>2016-09-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6-09-11" calcext:value-type="date">
            <text:p>2016-09-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6-09-10" calcext:value-type="date">
            <text:p>2016-09-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6-09-09" calcext:value-type="date">
            <text:p>2016-09-0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09-08" calcext:value-type="date">
            <text:p>2016-09-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9-07" calcext:value-type="date">
            <text:p>2016-09-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9-05" calcext:value-type="date">
            <text:p>2016-09-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09-04" calcext:value-type="date">
            <text:p>2016-09-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6-09-03" calcext:value-type="date">
            <text:p>2016-09-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6-09-02" calcext:value-type="date">
            <text:p>2016-09-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08-31" calcext:value-type="date">
            <text:p>2016-08-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8-30" calcext:value-type="date">
            <text:p>2016-08-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6-08-29" calcext:value-type="date">
            <text:p>2016-08-2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8-28" calcext:value-type="date">
            <text:p>2016-08-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6-08-27" calcext:value-type="date">
            <text:p>2016-08-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8-26" calcext:value-type="date">
            <text:p>2016-08-2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6-08-25" calcext:value-type="date">
            <text:p>2016-08-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8-24" calcext:value-type="date">
            <text:p>2016-08-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08-23" calcext:value-type="date">
            <text:p>2016-08-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8-22" calcext:value-type="date">
            <text:p>2016-08-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6-08-21" calcext:value-type="date">
            <text:p>2016-08-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8-20" calcext:value-type="date">
            <text:p>2016-08-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6-08-19" calcext:value-type="date">
            <text:p>2016-08-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08-18" calcext:value-type="date">
            <text:p>2016-08-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8-17" calcext:value-type="date">
            <text:p>2016-08-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6-08-16" calcext:value-type="date">
            <text:p>2016-08-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8-15" calcext:value-type="date">
            <text:p>2016-08-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6-08-14" calcext:value-type="date">
            <text:p>2016-08-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8-13" calcext:value-type="date">
            <text:p>2016-08-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8-12" calcext:value-type="date">
            <text:p>2016-08-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8-10" calcext:value-type="date">
            <text:p>2016-08-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6-08-09" calcext:value-type="date">
            <text:p>2016-08-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6-08-08" calcext:value-type="date">
            <text:p>2016-08-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8-07" calcext:value-type="date">
            <text:p>2016-08-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8-06" calcext:value-type="date">
            <text:p>2016-08-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8-05" calcext:value-type="date">
            <text:p>2016-08-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8-04" calcext:value-type="date">
            <text:p>2016-08-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8-03" calcext:value-type="date">
            <text:p>2016-08-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6-08-02" calcext:value-type="date">
            <text:p>2016-08-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7-31" calcext:value-type="date">
            <text:p>2016-07-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07-30" calcext:value-type="date">
            <text:p>2016-07-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7-29" calcext:value-type="date">
            <text:p>2016-07-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7-28" calcext:value-type="date">
            <text:p>2016-07-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7-27" calcext:value-type="date">
            <text:p>2016-07-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7-26" calcext:value-type="date">
            <text:p>2016-07-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7-25" calcext:value-type="date">
            <text:p>2016-07-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7-24" calcext:value-type="date">
            <text:p>2016-07-2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7-22" calcext:value-type="date">
            <text:p>2016-07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7-21" calcext:value-type="date">
            <text:p>2016-07-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7-20" calcext:value-type="date">
            <text:p>2016-07-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7-19" calcext:value-type="date">
            <text:p>2016-07-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6-07-18" calcext:value-type="date">
            <text:p>2016-07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7-17" calcext:value-type="date">
            <text:p>2016-07-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7-16" calcext:value-type="date">
            <text:p>2016-07-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7-15" calcext:value-type="date">
            <text:p>2016-07-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7-14" calcext:value-type="date">
            <text:p>2016-07-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7-13" calcext:value-type="date">
            <text:p>2016-07-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7-12" calcext:value-type="date">
            <text:p>2016-07-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7-11" calcext:value-type="date">
            <text:p>2016-07-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7-10" calcext:value-type="date">
            <text:p>2016-07-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7-09" calcext:value-type="date">
            <text:p>2016-07-0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7-06" calcext:value-type="date">
            <text:p>2016-07-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07-05" calcext:value-type="date">
            <text:p>2016-07-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7-04" calcext:value-type="date">
            <text:p>2016-07-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7-03" calcext:value-type="date">
            <text:p>2016-07-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7-02" calcext:value-type="date">
            <text:p>2016-07-0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6-30" calcext:value-type="date">
            <text:p>2016-06-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6-06-29" calcext:value-type="date">
            <text:p>2016-06-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27" calcext:value-type="date">
            <text:p>2016-06-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06-26" calcext:value-type="date">
            <text:p>2016-06-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6-25" calcext:value-type="date">
            <text:p>2016-06-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6-24" calcext:value-type="date">
            <text:p>2016-06-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6-23" calcext:value-type="date">
            <text:p>2016-06-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6-22" calcext:value-type="date">
            <text:p>2016-06-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6-06-20" calcext:value-type="date">
            <text:p>2016-06-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06-19" calcext:value-type="date">
            <text:p>2016-06-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6-06-18" calcext:value-type="date">
            <text:p>2016-06-1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6-17" calcext:value-type="date">
            <text:p>2016-06-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6-06-16" calcext:value-type="date">
            <text:p>2016-06-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6-06-14" calcext:value-type="date">
            <text:p>2016-06-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6-13" calcext:value-type="date">
            <text:p>2016-06-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6-12" calcext:value-type="date">
            <text:p>2016-06-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6-11" calcext:value-type="date">
            <text:p>2016-06-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6-10" calcext:value-type="date">
            <text:p>2016-06-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6-09" calcext:value-type="date">
            <text:p>2016-06-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6-07" calcext:value-type="date">
            <text:p>2016-06-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6-06" calcext:value-type="date">
            <text:p>2016-06-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06-05" calcext:value-type="date">
            <text:p>2016-06-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6-04" calcext:value-type="date">
            <text:p>2016-06-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6-03" calcext:value-type="date">
            <text:p>2016-06-0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6-02" calcext:value-type="date">
            <text:p>2016-06-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5-31" calcext:value-type="date">
            <text:p>2016-05-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5-30" calcext:value-type="date">
            <text:p>2016-05-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5-29" calcext:value-type="date">
            <text:p>2016-05-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5-28" calcext:value-type="date">
            <text:p>2016-05-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5-27" calcext:value-type="date">
            <text:p>2016-05-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05-26" calcext:value-type="date">
            <text:p>2016-05-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5-25" calcext:value-type="date">
            <text:p>2016-05-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5-24" calcext:value-type="date">
            <text:p>2016-05-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6-05-23" calcext:value-type="date">
            <text:p>2016-05-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05-22" calcext:value-type="date">
            <text:p>2016-05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5-21" calcext:value-type="date">
            <text:p>2016-05-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05-20" calcext:value-type="date">
            <text:p>2016-05-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6-05-19" calcext:value-type="date">
            <text:p>2016-05-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5-18" calcext:value-type="date">
            <text:p>2016-05-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6-05-17" calcext:value-type="date">
            <text:p>2016-05-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16-05-16" calcext:value-type="date">
            <text:p>2016-05-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6-05-15" calcext:value-type="date">
            <text:p>2016-05-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5-13" calcext:value-type="date">
            <text:p>2016-05-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5-12" calcext:value-type="date">
            <text:p>2016-05-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5-10" calcext:value-type="date">
            <text:p>2016-05-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6-05-09" calcext:value-type="date">
            <text:p>2016-05-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5-08" calcext:value-type="date">
            <text:p>2016-05-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5-07" calcext:value-type="date">
            <text:p>2016-05-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5-06" calcext:value-type="date">
            <text:p>2016-05-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5-04" calcext:value-type="date">
            <text:p>2016-05-0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6-05-03" calcext:value-type="date">
            <text:p>2016-05-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5-02" calcext:value-type="date">
            <text:p>2016-05-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4-30" calcext:value-type="date">
            <text:p>2016-04-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4-29" calcext:value-type="date">
            <text:p>2016-04-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6-04-28" calcext:value-type="date">
            <text:p>2016-04-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4-27" calcext:value-type="date">
            <text:p>2016-04-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6-04-26" calcext:value-type="date">
            <text:p>2016-04-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04-25" calcext:value-type="date">
            <text:p>2016-04-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04-24" calcext:value-type="date">
            <text:p>2016-04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4-23" calcext:value-type="date">
            <text:p>2016-04-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4-21" calcext:value-type="date">
            <text:p>2016-04-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4-20" calcext:value-type="date">
            <text:p>2016-04-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4-19" calcext:value-type="date">
            <text:p>2016-04-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6-04-18" calcext:value-type="date">
            <text:p>2016-04-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4-17" calcext:value-type="date">
            <text:p>2016-04-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4-16" calcext:value-type="date">
            <text:p>2016-04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6-04-15" calcext:value-type="date">
            <text:p>2016-04-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4-14" calcext:value-type="date">
            <text:p>2016-04-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4-13" calcext:value-type="date">
            <text:p>2016-04-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4-12" calcext:value-type="date">
            <text:p>2016-04-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4-11" calcext:value-type="date">
            <text:p>2016-04-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4-10" calcext:value-type="date">
            <text:p>2016-04-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4-09" calcext:value-type="date">
            <text:p>2016-04-0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4-08" calcext:value-type="date">
            <text:p>2016-04-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4-07" calcext:value-type="date">
            <text:p>2016-04-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4-06" calcext:value-type="date">
            <text:p>2016-04-0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4-05" calcext:value-type="date">
            <text:p>2016-04-0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04-03" calcext:value-type="date">
            <text:p>2016-04-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4-02" calcext:value-type="date">
            <text:p>2016-04-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03-31" calcext:value-type="date">
            <text:p>2016-03-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6-03-30" calcext:value-type="date">
            <text:p>2016-03-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03-29" calcext:value-type="date">
            <text:p>2016-03-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03-28" calcext:value-type="date">
            <text:p>2016-03-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3-27" calcext:value-type="date">
            <text:p>2016-03-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3-26" calcext:value-type="date">
            <text:p>2016-03-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3-25" calcext:value-type="date">
            <text:p>2016-03-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03-24" calcext:value-type="date">
            <text:p>2016-03-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6-03-23" calcext:value-type="date">
            <text:p>2016-03-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03-22" calcext:value-type="date">
            <text:p>2016-03-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6-03-21" calcext:value-type="date">
            <text:p>2016-03-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3-20" calcext:value-type="date">
            <text:p>2016-03-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3-19" calcext:value-type="date">
            <text:p>2016-03-1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3-18" calcext:value-type="date">
            <text:p>2016-03-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6-03-17" calcext:value-type="date">
            <text:p>2016-03-1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03-16" calcext:value-type="date">
            <text:p>2016-03-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03-15" calcext:value-type="date">
            <text:p>2016-03-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3-13" calcext:value-type="date">
            <text:p>2016-03-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3-12" calcext:value-type="date">
            <text:p>2016-03-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3-10" calcext:value-type="date">
            <text:p>2016-03-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03-09" calcext:value-type="date">
            <text:p>2016-03-0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3-08" calcext:value-type="date">
            <text:p>2016-03-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3-07" calcext:value-type="date">
            <text:p>2016-03-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3-06" calcext:value-type="date">
            <text:p>2016-03-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3-05" calcext:value-type="date">
            <text:p>2016-03-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3-04" calcext:value-type="date">
            <text:p>2016-03-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3-03" calcext:value-type="date">
            <text:p>2016-03-0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3-02" calcext:value-type="date">
            <text:p>2016-03-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2-28" calcext:value-type="date">
            <text:p>2016-02-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2-27" calcext:value-type="date">
            <text:p>2016-02-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2-26" calcext:value-type="date">
            <text:p>2016-02-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2-25" calcext:value-type="date">
            <text:p>2016-02-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2-24" calcext:value-type="date">
            <text:p>2016-02-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02-23" calcext:value-type="date">
            <text:p>2016-02-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6-02-22" calcext:value-type="date">
            <text:p>2016-02-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2-21" calcext:value-type="date">
            <text:p>2016-02-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2-20" calcext:value-type="date">
            <text:p>2016-02-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2-17" calcext:value-type="date">
            <text:p>2016-02-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2-16" calcext:value-type="date">
            <text:p>2016-02-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2-14" calcext:value-type="date">
            <text:p>2016-02-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2-13" calcext:value-type="date">
            <text:p>2016-02-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2-12" calcext:value-type="date">
            <text:p>2016-02-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6-02-11" calcext:value-type="date">
            <text:p>2016-02-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6-02-10" calcext:value-type="date">
            <text:p>2016-02-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2-08" calcext:value-type="date">
            <text:p>2016-02-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6-02-07" calcext:value-type="date">
            <text:p>2016-02-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02-06" calcext:value-type="date">
            <text:p>2016-02-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2-04" calcext:value-type="date">
            <text:p>2016-02-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02-03" calcext:value-type="date">
            <text:p>2016-02-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2-02" calcext:value-type="date">
            <text:p>2016-02-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1-31" calcext:value-type="date">
            <text:p>2016-01-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1-30" calcext:value-type="date">
            <text:p>2016-01-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1-29" calcext:value-type="date">
            <text:p>2016-01-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1-28" calcext:value-type="date">
            <text:p>2016-01-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1-27" calcext:value-type="date">
            <text:p>2016-01-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1-26" calcext:value-type="date">
            <text:p>2016-01-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6-01-25" calcext:value-type="date">
            <text:p>2016-01-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1-23" calcext:value-type="date">
            <text:p>2016-01-2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1-22" calcext:value-type="date">
            <text:p>2016-01-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1-20" calcext:value-type="date">
            <text:p>2016-01-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6-01-19" calcext:value-type="date">
            <text:p>2016-01-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6-01-17" calcext:value-type="date">
            <text:p>2016-01-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6-01-15" calcext:value-type="date">
            <text:p>2016-01-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1-14" calcext:value-type="date">
            <text:p>2016-01-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1-13" calcext:value-type="date">
            <text:p>2016-01-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6-01-12" calcext:value-type="date">
            <text:p>2016-01-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1-11" calcext:value-type="date">
            <text:p>2016-01-1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1-10" calcext:value-type="date">
            <text:p>2016-01-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6-01-09" calcext:value-type="date">
            <text:p>2016-01-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6-01-08" calcext:value-type="date">
            <text:p>2016-01-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1-07" calcext:value-type="date">
            <text:p>2016-01-0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1-06" calcext:value-type="date">
            <text:p>2016-01-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6-01-05" calcext:value-type="date">
            <text:p>2016-01-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1-04" calcext:value-type="date">
            <text:p>2016-01-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6-01-03" calcext:value-type="date">
            <text:p>2016-01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01-02" calcext:value-type="date">
            <text:p>2016-01-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5-12-31" calcext:value-type="date">
            <text:p>2015-12-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5-12-30" calcext:value-type="date">
            <text:p>2015-12-3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12-29" calcext:value-type="date">
            <text:p>2015-12-2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12-28" calcext:value-type="date">
            <text:p>2015-12-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5-12-27" calcext:value-type="date">
            <text:p>2015-12-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5-12-26" calcext:value-type="date">
            <text:p>2015-12-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5-12-25" calcext:value-type="date">
            <text:p>2015-12-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5-12-24" calcext:value-type="date">
            <text:p>2015-12-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5-12-23" calcext:value-type="date">
            <text:p>2015-12-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12-22" calcext:value-type="date">
            <text:p>2015-12-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5-12-21" calcext:value-type="date">
            <text:p>2015-12-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5-12-20" calcext:value-type="date">
            <text:p>2015-12-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5-12-19" calcext:value-type="date">
            <text:p>2015-12-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5-12-18" calcext:value-type="date">
            <text:p>2015-12-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5-12-17" calcext:value-type="date">
            <text:p>2015-12-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12-16" calcext:value-type="date">
            <text:p>2015-12-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5-12-15" calcext:value-type="date">
            <text:p>2015-12-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5-12-14" calcext:value-type="date">
            <text:p>2015-12-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5-12-13" calcext:value-type="date">
            <text:p>2015-12-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5-12-12" calcext:value-type="date">
            <text:p>2015-12-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5-12-11" calcext:value-type="date">
            <text:p>2015-12-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5-12-10" calcext:value-type="date">
            <text:p>2015-12-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5-12-09" calcext:value-type="date">
            <text:p>2015-12-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5-12-08" calcext:value-type="date">
            <text:p>2015-12-0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5-12-07" calcext:value-type="date">
            <text:p>2015-12-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5-12-06" calcext:value-type="date">
            <text:p>2015-12-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5-12-05" calcext:value-type="date">
            <text:p>2015-12-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5-12-04" calcext:value-type="date">
            <text:p>2015-12-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12-03" calcext:value-type="date">
            <text:p>2015-12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5-12-02" calcext:value-type="date">
            <text:p>2015-12-0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5-11-30" calcext:value-type="date">
            <text:p>2015-11-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5-11-29" calcext:value-type="date">
            <text:p>2015-11-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5-11-28" calcext:value-type="date">
            <text:p>2015-11-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5-11-27" calcext:value-type="date">
            <text:p>2015-11-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11-26" calcext:value-type="date">
            <text:p>2015-11-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5-11-25" calcext:value-type="date">
            <text:p>2015-11-2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15-11-24" calcext:value-type="date">
            <text:p>2015-11-2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date" office:date-value="2015-11-23" calcext:value-type="date">
            <text:p>2015-11-2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15-11-22" calcext:value-type="date">
            <text:p>2015-11-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15-11-21" calcext:value-type="date">
            <text:p>2015-11-2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15-11-20" calcext:value-type="date">
            <text:p>2015-11-2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15-11-19" calcext:value-type="date">
            <text:p>2015-11-1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15-11-18" calcext:value-type="date">
            <text:p>2015-11-1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15-11-17" calcext:value-type="date">
            <text:p>2015-11-17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date" office:date-value="2015-11-16" calcext:value-type="date">
            <text:p>2015-11-16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15-11-15" calcext:value-type="date">
            <text:p>2015-11-1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15-11-14" calcext:value-type="date">
            <text:p>2015-11-1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15-11-13" calcext:value-type="date">
            <text:p>2015-11-13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5-11-12" calcext:value-type="date">
            <text:p>2015-11-1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date" office:date-value="2015-11-11" calcext:value-type="date">
            <text:p>2015-11-11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15-11-10" calcext:value-type="date">
            <text:p>2015-11-10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date" office:date-value="2015-11-09" calcext:value-type="date">
            <text:p>2015-11-0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date" office:date-value="2015-11-08" calcext:value-type="date">
            <text:p>2015-11-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15-11-07" calcext:value-type="date">
            <text:p>2015-11-07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15-11-06" calcext:value-type="date">
            <text:p>2015-11-0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date" office:date-value="2015-11-05" calcext:value-type="date">
            <text:p>2015-11-0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15-11-04" calcext:value-type="date">
            <text:p>2015-11-04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date" office:date-value="2015-11-03" calcext:value-type="date">
            <text:p>2015-11-0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date" office:date-value="2015-11-02" calcext:value-type="date">
            <text:p>2015-11-0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5-10-31" calcext:value-type="date">
            <text:p>2015-10-3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15-10-30" calcext:value-type="date">
            <text:p>2015-10-3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date" office:date-value="2015-10-29" calcext:value-type="date">
            <text:p>2015-10-29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date" office:date-value="2015-10-28" calcext:value-type="date">
            <text:p>2015-10-28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15-10-27" calcext:value-type="date">
            <text:p>2015-10-2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15-10-26" calcext:value-type="date">
            <text:p>2015-10-2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15-10-25" calcext:value-type="date">
            <text:p>2015-10-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15-10-24" calcext:value-type="date">
            <text:p>2015-10-2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15-10-23" calcext:value-type="date">
            <text:p>2015-10-2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date" office:date-value="2015-10-22" calcext:value-type="date">
            <text:p>2015-10-2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15-10-21" calcext:value-type="date">
            <text:p>2015-10-2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5-10-20" calcext:value-type="date">
            <text:p>2015-10-2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15-10-19" calcext:value-type="date">
            <text:p>2015-10-1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15-10-18" calcext:value-type="date">
            <text:p>2015-10-1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15-10-17" calcext:value-type="date">
            <text:p>2015-10-1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15-10-16" calcext:value-type="date">
            <text:p>2015-10-1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15-10-15" calcext:value-type="date">
            <text:p>2015-10-15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15-10-14" calcext:value-type="date">
            <text:p>2015-10-1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15-10-13" calcext:value-type="date">
            <text:p>2015-10-1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15-10-12" calcext:value-type="date">
            <text:p>2015-10-1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date" office:date-value="2015-10-11" calcext:value-type="date">
            <text:p>2015-10-1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15-10-10" calcext:value-type="date">
            <text:p>2015-10-1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15-10-09" calcext:value-type="date">
            <text:p>2015-10-09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15-10-08" calcext:value-type="date">
            <text:p>2015-10-0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15-10-07" calcext:value-type="date">
            <text:p>2015-10-0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15-10-06" calcext:value-type="date">
            <text:p>2015-10-06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15-10-05" calcext:value-type="date">
            <text:p>2015-10-0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15-10-04" calcext:value-type="date">
            <text:p>2015-10-0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15-10-03" calcext:value-type="date">
            <text:p>2015-10-0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date" office:date-value="2015-10-02" calcext:value-type="date">
            <text:p>2015-10-0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15-09-30" calcext:value-type="date">
            <text:p>2015-09-3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15-09-29" calcext:value-type="date">
            <text:p>2015-09-29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15-09-28" calcext:value-type="date">
            <text:p>2015-09-28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date" office:date-value="2015-09-27" calcext:value-type="date">
            <text:p>2015-09-27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15-09-26" calcext:value-type="date">
            <text:p>2015-09-2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15-09-25" calcext:value-type="date">
            <text:p>2015-09-25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15-09-24" calcext:value-type="date">
            <text:p>2015-09-2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date" office:date-value="2015-09-23" calcext:value-type="date">
            <text:p>2015-09-2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15-09-22" calcext:value-type="date">
            <text:p>2015-09-2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15-09-21" calcext:value-type="date">
            <text:p>2015-09-2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15-09-20" calcext:value-type="date">
            <text:p>2015-09-2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15-09-19" calcext:value-type="date">
            <text:p>2015-09-19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15-09-18" calcext:value-type="date">
            <text:p>2015-09-1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15-09-17" calcext:value-type="date">
            <text:p>2015-09-17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15-09-16" calcext:value-type="date">
            <text:p>2015-09-1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date" office:date-value="2015-09-15" calcext:value-type="date">
            <text:p>2015-09-15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date" office:date-value="2015-09-14" calcext:value-type="date">
            <text:p>2015-09-1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15-09-13" calcext:value-type="date">
            <text:p>2015-09-1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15-09-12" calcext:value-type="date">
            <text:p>2015-09-1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15-09-11" calcext:value-type="date">
            <text:p>2015-09-1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15-09-10" calcext:value-type="date">
            <text:p>2015-09-1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5-09-09" calcext:value-type="date">
            <text:p>2015-09-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15-09-08" calcext:value-type="date">
            <text:p>2015-09-0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15-09-07" calcext:value-type="date">
            <text:p>2015-09-0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15-09-06" calcext:value-type="date">
            <text:p>2015-09-06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15-09-05" calcext:value-type="date">
            <text:p>2015-09-05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15-09-04" calcext:value-type="date">
            <text:p>2015-09-04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15-09-03" calcext:value-type="date">
            <text:p>2015-09-03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date" office:date-value="2015-09-02" calcext:value-type="date">
            <text:p>2015-09-0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15-08-31" calcext:value-type="date">
            <text:p>2015-08-3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15-08-30" calcext:value-type="date">
            <text:p>2015-08-3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15-08-29" calcext:value-type="date">
            <text:p>2015-08-2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15-08-28" calcext:value-type="date">
            <text:p>2015-08-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15-08-27" calcext:value-type="date">
            <text:p>2015-08-2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15-08-26" calcext:value-type="date">
            <text:p>2015-08-26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15-08-25" calcext:value-type="date">
            <text:p>2015-08-25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15-08-24" calcext:value-type="date">
            <text:p>2015-08-2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15-08-23" calcext:value-type="date">
            <text:p>2015-08-2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15-08-22" calcext:value-type="date">
            <text:p>2015-08-2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15-08-21" calcext:value-type="date">
            <text:p>2015-08-2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15-08-20" calcext:value-type="date">
            <text:p>2015-08-2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15-08-19" calcext:value-type="date">
            <text:p>2015-08-1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15-08-18" calcext:value-type="date">
            <text:p>2015-08-1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15-08-17" calcext:value-type="date">
            <text:p>2015-08-1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15-08-16" calcext:value-type="date">
            <text:p>2015-08-1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15-08-15" calcext:value-type="date">
            <text:p>2015-08-1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15-08-14" calcext:value-type="date">
            <text:p>2015-08-1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15-08-13" calcext:value-type="date">
            <text:p>2015-08-1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15-08-12" calcext:value-type="date">
            <text:p>2015-08-1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15-08-11" calcext:value-type="date">
            <text:p>2015-08-1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date" office:date-value="2015-08-10" calcext:value-type="date">
            <text:p>2015-08-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15-08-09" calcext:value-type="date">
            <text:p>2015-08-0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15-08-08" calcext:value-type="date">
            <text:p>2015-08-0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15-08-07" calcext:value-type="date">
            <text:p>2015-08-0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15-08-06" calcext:value-type="date">
            <text:p>2015-08-0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15-08-05" calcext:value-type="date">
            <text:p>2015-08-0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date" office:date-value="2015-08-04" calcext:value-type="date">
            <text:p>2015-08-0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5-08-03" calcext:value-type="date">
            <text:p>2015-08-0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15-08-02" calcext:value-type="date">
            <text:p>2015-08-0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15-07-30" calcext:value-type="date">
            <text:p>2015-07-3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15-07-29" calcext:value-type="date">
            <text:p>2015-07-2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15-07-28" calcext:value-type="date">
            <text:p>2015-07-2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15-07-27" calcext:value-type="date">
            <text:p>2015-07-2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15-07-26" calcext:value-type="date">
            <text:p>2015-07-2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15-07-25" calcext:value-type="date">
            <text:p>2015-07-2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15-07-24" calcext:value-type="date">
            <text:p>2015-07-2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15-07-23" calcext:value-type="date">
            <text:p>2015-07-2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date" office:date-value="2015-07-22" calcext:value-type="date">
            <text:p>2015-07-2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15-07-21" calcext:value-type="date">
            <text:p>2015-07-2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15-07-20" calcext:value-type="date">
            <text:p>2015-07-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15-07-19" calcext:value-type="date">
            <text:p>2015-07-1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15-07-18" calcext:value-type="date">
            <text:p>2015-07-1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15-07-17" calcext:value-type="date">
            <text:p>2015-07-1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date" office:date-value="2015-07-16" calcext:value-type="date">
            <text:p>2015-07-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15-07-14" calcext:value-type="date">
            <text:p>2015-07-1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date" office:date-value="2015-07-13" calcext:value-type="date">
            <text:p>2015-07-1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date" office:date-value="2015-07-12" calcext:value-type="date">
            <text:p>2015-07-1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date" office:date-value="2015-07-11" calcext:value-type="date">
            <text:p>2015-07-1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5-07-10" calcext:value-type="date">
            <text:p>2015-07-1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15-07-09" calcext:value-type="date">
            <text:p>2015-07-0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15-07-08" calcext:value-type="date">
            <text:p>2015-07-0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15-07-07" calcext:value-type="date">
            <text:p>2015-07-0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15-07-06" calcext:value-type="date">
            <text:p>2015-07-0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15-07-05" calcext:value-type="date">
            <text:p>2015-07-0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15-07-04" calcext:value-type="date">
            <text:p>2015-07-0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15-07-03" calcext:value-type="date">
            <text:p>2015-07-0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15-07-02" calcext:value-type="date">
            <text:p>2015-07-0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15-06-30" calcext:value-type="date">
            <text:p>2015-06-3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15-06-29" calcext:value-type="date">
            <text:p>2015-06-2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15-06-28" calcext:value-type="date">
            <text:p>2015-06-2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15-06-27" calcext:value-type="date">
            <text:p>2015-06-2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15-06-26" calcext:value-type="date">
            <text:p>2015-06-2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15-06-25" calcext:value-type="date">
            <text:p>2015-06-2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15-06-24" calcext:value-type="date">
            <text:p>2015-06-2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15-06-23" calcext:value-type="date">
            <text:p>2015-06-2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15-06-22" calcext:value-type="date">
            <text:p>2015-06-2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15-06-21" calcext:value-type="date">
            <text:p>2015-06-2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15-06-20" calcext:value-type="date">
            <text:p>2015-06-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15-06-19" calcext:value-type="date">
            <text:p>2015-06-1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15-06-18" calcext:value-type="date">
            <text:p>2015-06-1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15-06-17" calcext:value-type="date">
            <text:p>2015-06-1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15-06-16" calcext:value-type="date">
            <text:p>2015-06-1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15-06-15" calcext:value-type="date">
            <text:p>2015-06-1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15-06-14" calcext:value-type="date">
            <text:p>2015-06-1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15-06-13" calcext:value-type="date">
            <text:p>2015-06-1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15-06-12" calcext:value-type="date">
            <text:p>2015-06-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15-06-11" calcext:value-type="date">
            <text:p>2015-06-1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15-06-10" calcext:value-type="date">
            <text:p>2015-06-1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15-06-09" calcext:value-type="date">
            <text:p>2015-06-0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15-06-08" calcext:value-type="date">
            <text:p>2015-06-0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5-06-07" calcext:value-type="date">
            <text:p>2015-06-0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15-06-06" calcext:value-type="date">
            <text:p>2015-06-0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15-06-05" calcext:value-type="date">
            <text:p>2015-06-0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15-06-04" calcext:value-type="date">
            <text:p>2015-06-0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15-06-03" calcext:value-type="date">
            <text:p>2015-06-0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15-06-02" calcext:value-type="date">
            <text:p>2015-06-0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15-05-31" calcext:value-type="date">
            <text:p>2015-05-3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15-05-30" calcext:value-type="date">
            <text:p>2015-05-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15-05-29" calcext:value-type="date">
            <text:p>2015-05-2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15-05-28" calcext:value-type="date">
            <text:p>2015-05-2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15-05-27" calcext:value-type="date">
            <text:p>2015-05-2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15-05-26" calcext:value-type="date">
            <text:p>2015-05-2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15-05-25" calcext:value-type="date">
            <text:p>2015-05-2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15-05-24" calcext:value-type="date">
            <text:p>2015-05-2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15-05-23" calcext:value-type="date">
            <text:p>2015-05-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15-05-22" calcext:value-type="date">
            <text:p>2015-05-2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15-05-21" calcext:value-type="date">
            <text:p>2015-05-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5-05-20" calcext:value-type="date">
            <text:p>2015-05-2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15-05-19" calcext:value-type="date">
            <text:p>2015-05-1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15-05-18" calcext:value-type="date">
            <text:p>2015-05-1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15-05-17" calcext:value-type="date">
            <text:p>2015-05-1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15-05-16" calcext:value-type="date">
            <text:p>2015-05-1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15-05-15" calcext:value-type="date">
            <text:p>2015-05-1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5-05-14" calcext:value-type="date">
            <text:p>2015-05-1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15-05-13" calcext:value-type="date">
            <text:p>2015-05-1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15-05-12" calcext:value-type="date">
            <text:p>2015-05-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15-05-11" calcext:value-type="date">
            <text:p>2015-05-1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15-05-10" calcext:value-type="date">
            <text:p>2015-05-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15-05-09" calcext:value-type="date">
            <text:p>2015-05-0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15-05-08" calcext:value-type="date">
            <text:p>2015-05-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15-05-07" calcext:value-type="date">
            <text:p>2015-05-0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15-05-06" calcext:value-type="date">
            <text:p>2015-05-0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15-05-05" calcext:value-type="date">
            <text:p>2015-05-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5-05-04" calcext:value-type="date">
            <text:p>2015-05-0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15-05-03" calcext:value-type="date">
            <text:p>2015-05-0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15-05-02" calcext:value-type="date">
            <text:p>2015-05-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15-04-30" calcext:value-type="date">
            <text:p>2015-04-3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15-04-29" calcext:value-type="date">
            <text:p>2015-04-2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15-04-28" calcext:value-type="date">
            <text:p>2015-04-2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15-04-27" calcext:value-type="date">
            <text:p>2015-04-2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15-04-26" calcext:value-type="date">
            <text:p>2015-04-2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15-04-25" calcext:value-type="date">
            <text:p>2015-04-2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date" office:date-value="2015-04-24" calcext:value-type="date">
            <text:p>2015-04-2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15-04-23" calcext:value-type="date">
            <text:p>2015-04-2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15-04-22" calcext:value-type="date">
            <text:p>2015-04-2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15-04-21" calcext:value-type="date">
            <text:p>2015-04-2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15-04-20" calcext:value-type="date">
            <text:p>2015-04-2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15-04-19" calcext:value-type="date">
            <text:p>2015-04-1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15-04-18" calcext:value-type="date">
            <text:p>2015-04-1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15-04-17" calcext:value-type="date">
            <text:p>2015-04-1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15-04-16" calcext:value-type="date">
            <text:p>2015-04-1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15-04-15" calcext:value-type="date">
            <text:p>2015-04-1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15-04-14" calcext:value-type="date">
            <text:p>2015-04-1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15-04-13" calcext:value-type="date">
            <text:p>2015-04-1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15-04-12" calcext:value-type="date">
            <text:p>2015-04-1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15-04-11" calcext:value-type="date">
            <text:p>2015-04-1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15-04-10" calcext:value-type="date">
            <text:p>2015-04-1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15-04-09" calcext:value-type="date">
            <text:p>2015-04-0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15-04-08" calcext:value-type="date">
            <text:p>2015-04-0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15-04-07" calcext:value-type="date">
            <text:p>2015-04-0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15-04-06" calcext:value-type="date">
            <text:p>2015-04-0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15-04-05" calcext:value-type="date">
            <text:p>2015-04-0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15-04-04" calcext:value-type="date">
            <text:p>2015-04-0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15-04-03" calcext:value-type="date">
            <text:p>2015-04-0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15-04-02" calcext:value-type="date">
            <text:p>2015-04-0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15-03-31" calcext:value-type="date">
            <text:p>2015-03-3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15-03-30" calcext:value-type="date">
            <text:p>2015-03-3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15-03-29" calcext:value-type="date">
            <text:p>2015-03-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15-03-28" calcext:value-type="date">
            <text:p>2015-03-2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15-03-27" calcext:value-type="date">
            <text:p>2015-03-2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15-03-26" calcext:value-type="date">
            <text:p>2015-03-2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15-03-25" calcext:value-type="date">
            <text:p>2015-03-2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15-03-24" calcext:value-type="date">
            <text:p>2015-03-2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15-03-23" calcext:value-type="date">
            <text:p>2015-03-2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15-03-22" calcext:value-type="date">
            <text:p>2015-03-2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15-03-21" calcext:value-type="date">
            <text:p>2015-03-2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15-03-20" calcext:value-type="date">
            <text:p>2015-03-2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15-03-19" calcext:value-type="date">
            <text:p>2015-03-1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15-03-18" calcext:value-type="date">
            <text:p>2015-03-1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15-03-17" calcext:value-type="date">
            <text:p>2015-03-1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15-03-16" calcext:value-type="date">
            <text:p>2015-03-1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15-03-15" calcext:value-type="date">
            <text:p>2015-03-1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15-03-14" calcext:value-type="date">
            <text:p>2015-03-1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15-03-13" calcext:value-type="date">
            <text:p>2015-03-1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15-03-12" calcext:value-type="date">
            <text:p>2015-03-1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15-03-11" calcext:value-type="date">
            <text:p>2015-03-1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15-03-10" calcext:value-type="date">
            <text:p>2015-03-1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date" office:date-value="2015-03-09" calcext:value-type="date">
            <text:p>2015-03-0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date" office:date-value="2015-03-08" calcext:value-type="date">
            <text:p>2015-03-0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date" office:date-value="2015-03-07" calcext:value-type="date">
            <text:p>2015-03-0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15-03-06" calcext:value-type="date">
            <text:p>2015-03-0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15-03-05" calcext:value-type="date">
            <text:p>2015-03-0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15-03-04" calcext:value-type="date">
            <text:p>2015-03-0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15-03-03" calcext:value-type="date">
            <text:p>2015-03-0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date" office:date-value="2015-03-02" calcext:value-type="date">
            <text:p>2015-03-0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15-02-28" calcext:value-type="date">
            <text:p>2015-02-2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date" office:date-value="2015-02-27" calcext:value-type="date">
            <text:p>2015-02-2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15-02-26" calcext:value-type="date">
            <text:p>2015-02-2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15-02-25" calcext:value-type="date">
            <text:p>2015-02-2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15-02-24" calcext:value-type="date">
            <text:p>2015-02-2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15-02-23" calcext:value-type="date">
            <text:p>2015-02-2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date" office:date-value="2015-02-22" calcext:value-type="date">
            <text:p>2015-02-2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date" office:date-value="2015-02-21" calcext:value-type="date">
            <text:p>2015-02-2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15-02-20" calcext:value-type="date">
            <text:p>2015-02-2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15-02-19" calcext:value-type="date">
            <text:p>2015-02-1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15-02-18" calcext:value-type="date">
            <text:p>2015-02-1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15-02-17" calcext:value-type="date">
            <text:p>2015-02-1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15-02-16" calcext:value-type="date">
            <text:p>2015-02-1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15-02-15" calcext:value-type="date">
            <text:p>2015-02-1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15-02-14" calcext:value-type="date">
            <text:p>2015-02-1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15-02-13" calcext:value-type="date">
            <text:p>2015-02-13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15-02-12" calcext:value-type="date">
            <text:p>2015-02-1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15-02-11" calcext:value-type="date">
            <text:p>2015-02-1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15-02-10" calcext:value-type="date">
            <text:p>2015-02-1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15-02-09" calcext:value-type="date">
            <text:p>2015-02-0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15-02-08" calcext:value-type="date">
            <text:p>2015-02-0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15-02-07" calcext:value-type="date">
            <text:p>2015-02-0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15-02-06" calcext:value-type="date">
            <text:p>2015-02-0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date" office:date-value="2015-02-05" calcext:value-type="date">
            <text:p>2015-02-0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15-02-04" calcext:value-type="date">
            <text:p>2015-02-0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15-02-03" calcext:value-type="date">
            <text:p>2015-02-03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15-02-02" calcext:value-type="date">
            <text:p>2015-02-0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15-01-31" calcext:value-type="date">
            <text:p>2015-01-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15-01-30" calcext:value-type="date">
            <text:p>2015-01-3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date" office:date-value="2015-01-29" calcext:value-type="date">
            <text:p>2015-01-29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15-01-28" calcext:value-type="date">
            <text:p>2015-01-2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15-01-27" calcext:value-type="date">
            <text:p>2015-01-27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15-01-26" calcext:value-type="date">
            <text:p>2015-01-2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15-01-25" calcext:value-type="date">
            <text:p>2015-01-2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15-01-24" calcext:value-type="date">
            <text:p>2015-01-2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15-01-23" calcext:value-type="date">
            <text:p>2015-01-23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15-01-22" calcext:value-type="date">
            <text:p>2015-01-22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15-01-21" calcext:value-type="date">
            <text:p>2015-01-2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5-01-20" calcext:value-type="date">
            <text:p>2015-01-20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date" office:date-value="2015-01-19" calcext:value-type="date">
            <text:p>2015-01-1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15-01-18" calcext:value-type="date">
            <text:p>2015-01-18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15-01-17" calcext:value-type="date">
            <text:p>2015-01-1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15-01-16" calcext:value-type="date">
            <text:p>2015-01-1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date" office:date-value="2015-01-15" calcext:value-type="date">
            <text:p>2015-01-1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date" office:date-value="2015-01-14" calcext:value-type="date">
            <text:p>2015-01-1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15-01-13" calcext:value-type="date">
            <text:p>2015-01-13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date" office:date-value="2015-01-12" calcext:value-type="date">
            <text:p>2015-01-1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15-01-11" calcext:value-type="date">
            <text:p>2015-01-1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date" office:date-value="2015-01-10" calcext:value-type="date">
            <text:p>2015-01-1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15-01-09" calcext:value-type="date">
            <text:p>2015-01-09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15-01-08" calcext:value-type="date">
            <text:p>2015-01-0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15-01-07" calcext:value-type="date">
            <text:p>2015-01-07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15-01-06" calcext:value-type="date">
            <text:p>2015-01-0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15-01-05" calcext:value-type="date">
            <text:p>2015-01-0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15-01-04" calcext:value-type="date">
            <text:p>2015-01-0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15-01-03" calcext:value-type="date">
            <text:p>2015-01-0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15-01-02" calcext:value-type="date">
            <text:p>2015-01-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date" office:date-value="2014-12-31" calcext:value-type="date">
            <text:p>2014-12-3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14-12-30" calcext:value-type="date">
            <text:p>2014-12-3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14-12-28" calcext:value-type="date">
            <text:p>2014-12-2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14-12-27" calcext:value-type="date">
            <text:p>2014-12-2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14-12-26" calcext:value-type="date">
            <text:p>2014-12-2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14-12-25" calcext:value-type="date">
            <text:p>2014-12-2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14-12-24" calcext:value-type="date">
            <text:p>2014-12-2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14-12-23" calcext:value-type="date">
            <text:p>2014-12-2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14-12-20" calcext:value-type="date">
            <text:p>2014-12-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14-12-19" calcext:value-type="date">
            <text:p>2014-12-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14-12-18" calcext:value-type="date">
            <text:p>2014-12-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14-12-17" calcext:value-type="date">
            <text:p>2014-12-1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14-12-14" calcext:value-type="date">
            <text:p>2014-12-1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14-12-13" calcext:value-type="date">
            <text:p>2014-12-1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14-12-11" calcext:value-type="date">
            <text:p>2014-12-1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14-12-08" calcext:value-type="date">
            <text:p>2014-12-0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14-12-07" calcext:value-type="date">
            <text:p>2014-12-0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14-12-06" calcext:value-type="date">
            <text:p>2014-12-0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4-12-05" calcext:value-type="date">
            <text:p>2014-12-0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14-12-03" calcext:value-type="date">
            <text:p>2014-12-0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14-11-30" calcext:value-type="date">
            <text:p>2014-11-3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14-11-29" calcext:value-type="date">
            <text:p>2014-11-2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14-11-26" calcext:value-type="date">
            <text:p>2014-11-2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14-11-25" calcext:value-type="date">
            <text:p>2014-11-2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14-11-24" calcext:value-type="date">
            <text:p>2014-11-2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14-11-23" calcext:value-type="date">
            <text:p>2014-11-2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14-11-21" calcext:value-type="date">
            <text:p>2014-11-2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14-11-20" calcext:value-type="date">
            <text:p>2014-11-2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14-11-19" calcext:value-type="date">
            <text:p>2014-11-1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14-11-18" calcext:value-type="date">
            <text:p>2014-11-1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14-11-14" calcext:value-type="date">
            <text:p>2014-11-1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14-11-13" calcext:value-type="date">
            <text:p>2014-11-1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14-11-12" calcext:value-type="date">
            <text:p>2014-11-1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14-11-11" calcext:value-type="date">
            <text:p>2014-11-1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14-11-10" calcext:value-type="date">
            <text:p>2014-11-1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14-11-09" calcext:value-type="date">
            <text:p>2014-11-0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14-11-08" calcext:value-type="date">
            <text:p>2014-11-0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14-11-06" calcext:value-type="date">
            <text:p>2014-11-0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14-11-05" calcext:value-type="date">
            <text:p>2014-11-0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14-11-02" calcext:value-type="date">
            <text:p>2014-11-0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14-10-31" calcext:value-type="date">
            <text:p>2014-10-3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14-10-30" calcext:value-type="date">
            <text:p>2014-10-3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14-10-28" calcext:value-type="date">
            <text:p>2014-10-2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14-10-27" calcext:value-type="date">
            <text:p>2014-10-2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14-10-26" calcext:value-type="date">
            <text:p>2014-10-2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14-10-25" calcext:value-type="date">
            <text:p>2014-10-2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14-10-24" calcext:value-type="date">
            <text:p>2014-10-2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14-10-21" calcext:value-type="date">
            <text:p>2014-10-2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14-10-20" calcext:value-type="date">
            <text:p>2014-10-2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14-10-19" calcext:value-type="date">
            <text:p>2014-10-1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14-10-18" calcext:value-type="date">
            <text:p>2014-10-1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14-10-16" calcext:value-type="date">
            <text:p>2014-10-1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14-10-14" calcext:value-type="date">
            <text:p>2014-10-1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14-10-12" calcext:value-type="date">
            <text:p>2014-10-1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4-10-09" calcext:value-type="date">
            <text:p>2014-10-0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14-10-08" calcext:value-type="date">
            <text:p>2014-10-0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14-10-07" calcext:value-type="date">
            <text:p>2014-10-0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4-10-04" calcext:value-type="date">
            <text:p>2014-10-0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14-10-03" calcext:value-type="date">
            <text:p>2014-10-0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14-10-02" calcext:value-type="date">
            <text:p>2014-10-0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14-09-30" calcext:value-type="date">
            <text:p>2014-09-3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14-09-27" calcext:value-type="date">
            <text:p>2014-09-2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14-09-26" calcext:value-type="date">
            <text:p>2014-09-2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14-09-25" calcext:value-type="date">
            <text:p>2014-09-2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14-09-24" calcext:value-type="date">
            <text:p>2014-09-2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14-09-22" calcext:value-type="date">
            <text:p>2014-09-2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14-09-21" calcext:value-type="date">
            <text:p>2014-09-2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14-09-20" calcext:value-type="date">
            <text:p>2014-09-2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14-09-19" calcext:value-type="date">
            <text:p>2014-09-1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14-09-18" calcext:value-type="date">
            <text:p>2014-09-1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14-09-14" calcext:value-type="date">
            <text:p>2014-09-1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14-09-13" calcext:value-type="date">
            <text:p>2014-09-1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14-09-12" calcext:value-type="date">
            <text:p>2014-09-1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14-09-10" calcext:value-type="date">
            <text:p>2014-09-1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14-09-09" calcext:value-type="date">
            <text:p>2014-09-0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4-09-08" calcext:value-type="date">
            <text:p>2014-09-0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14-09-07" calcext:value-type="date">
            <text:p>2014-09-0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14-09-06" calcext:value-type="date">
            <text:p>2014-09-0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14-09-03" calcext:value-type="date">
            <text:p>2014-09-0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14-09-02" calcext:value-type="date">
            <text:p>2014-09-0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date" office:date-value="2014-08-31" calcext:value-type="date">
            <text:p>2014-08-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14-08-29" calcext:value-type="date">
            <text:p>2014-08-2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14-08-28" calcext:value-type="date">
            <text:p>2014-08-2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14-08-27" calcext:value-type="date">
            <text:p>2014-08-2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14-08-26" calcext:value-type="date">
            <text:p>2014-08-2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14-08-23" calcext:value-type="date">
            <text:p>2014-08-2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14-08-22" calcext:value-type="date">
            <text:p>2014-08-2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14-08-21" calcext:value-type="date">
            <text:p>2014-08-2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14-08-20" calcext:value-type="date">
            <text:p>2014-08-2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14-08-19" calcext:value-type="date">
            <text:p>2014-08-1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14-08-17" calcext:value-type="date">
            <text:p>2014-08-1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14-08-16" calcext:value-type="date">
            <text:p>2014-08-1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14-08-15" calcext:value-type="date">
            <text:p>2014-08-1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14-08-14" calcext:value-type="date">
            <text:p>2014-08-1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14-08-13" calcext:value-type="date">
            <text:p>2014-08-1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date" office:date-value="2014-08-11" calcext:value-type="date">
            <text:p>2014-08-1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14-08-10" calcext:value-type="date">
            <text:p>2014-08-1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4-08-09" calcext:value-type="date">
            <text:p>2014-08-0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4-08-08" calcext:value-type="date">
            <text:p>2014-08-0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14-08-07" calcext:value-type="date">
            <text:p>2014-08-0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14-08-05" calcext:value-type="date">
            <text:p>2014-08-0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date" office:date-value="2014-08-04" calcext:value-type="date">
            <text:p>2014-08-0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14-08-03" calcext:value-type="date">
            <text:p>2014-08-0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14-08-02" calcext:value-type="date">
            <text:p>2014-08-0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14-07-29" calcext:value-type="date">
            <text:p>2014-07-2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14-07-28" calcext:value-type="date">
            <text:p>2014-07-2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date" office:date-value="2014-07-27" calcext:value-type="date">
            <text:p>2014-07-2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14-07-26" calcext:value-type="date">
            <text:p>2014-07-2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14-07-24" calcext:value-type="date">
            <text:p>2014-07-2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14-07-23" calcext:value-type="date">
            <text:p>2014-07-2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14-07-22" calcext:value-type="date">
            <text:p>2014-07-2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14-07-20" calcext:value-type="date">
            <text:p>2014-07-2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14-07-18" calcext:value-type="date">
            <text:p>2014-07-1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14-07-17" calcext:value-type="date">
            <text:p>2014-07-1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14-07-16" calcext:value-type="date">
            <text:p>2014-07-1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14-07-14" calcext:value-type="date">
            <text:p>2014-07-1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14-07-13" calcext:value-type="date">
            <text:p>2014-07-1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14-07-12" calcext:value-type="date">
            <text:p>2014-07-1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14-07-11" calcext:value-type="date">
            <text:p>2014-07-1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14-07-10" calcext:value-type="date">
            <text:p>2014-07-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14-07-09" calcext:value-type="date">
            <text:p>2014-07-0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14-07-08" calcext:value-type="date">
            <text:p>2014-07-0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14-07-06" calcext:value-type="date">
            <text:p>2014-07-0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4-07-05" calcext:value-type="date">
            <text:p>2014-07-0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14-07-04" calcext:value-type="date">
            <text:p>2014-07-0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14-07-03" calcext:value-type="date">
            <text:p>2014-07-0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14-07-02" calcext:value-type="date">
            <text:p>2014-07-0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14-06-30" calcext:value-type="date">
            <text:p>2014-06-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14-06-29" calcext:value-type="date">
            <text:p>2014-06-2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4-06-28" calcext:value-type="date">
            <text:p>2014-06-2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14-06-27" calcext:value-type="date">
            <text:p>2014-06-2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14-06-26" calcext:value-type="date">
            <text:p>2014-06-2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14-06-24" calcext:value-type="date">
            <text:p>2014-06-2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14-06-23" calcext:value-type="date">
            <text:p>2014-06-2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14-06-22" calcext:value-type="date">
            <text:p>2014-06-2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14-06-21" calcext:value-type="date">
            <text:p>2014-06-2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14-06-20" calcext:value-type="date">
            <text:p>2014-06-2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14-06-18" calcext:value-type="date">
            <text:p>2014-06-1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14-06-17" calcext:value-type="date">
            <text:p>2014-06-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14-06-16" calcext:value-type="date">
            <text:p>2014-06-1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14-06-15" calcext:value-type="date">
            <text:p>2014-06-1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14-06-14" calcext:value-type="date">
            <text:p>2014-06-1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14-06-12" calcext:value-type="date">
            <text:p>2014-06-1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14-06-11" calcext:value-type="date">
            <text:p>2014-06-1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14-06-10" calcext:value-type="date">
            <text:p>2014-06-1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14-06-09" calcext:value-type="date">
            <text:p>2014-06-0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14-06-08" calcext:value-type="date">
            <text:p>2014-06-0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14-06-07" calcext:value-type="date">
            <text:p>2014-06-0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14-06-06" calcext:value-type="date">
            <text:p>2014-06-0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14-06-05" calcext:value-type="date">
            <text:p>2014-06-0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14-06-04" calcext:value-type="date">
            <text:p>2014-06-0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14-06-03" calcext:value-type="date">
            <text:p>2014-06-0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14-06-02" calcext:value-type="date">
            <text:p>2014-06-0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14-05-31" calcext:value-type="date">
            <text:p>2014-05-3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14-05-30" calcext:value-type="date">
            <text:p>2014-05-3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14-05-29" calcext:value-type="date">
            <text:p>2014-05-2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14-05-28" calcext:value-type="date">
            <text:p>2014-05-2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14-05-25" calcext:value-type="date">
            <text:p>2014-05-2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14-05-24" calcext:value-type="date">
            <text:p>2014-05-2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14-05-22" calcext:value-type="date">
            <text:p>2014-05-2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14-05-21" calcext:value-type="date">
            <text:p>2014-05-2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14-05-19" calcext:value-type="date">
            <text:p>2014-05-1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14-05-18" calcext:value-type="date">
            <text:p>2014-05-1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14-05-17" calcext:value-type="date">
            <text:p>2014-05-1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14-05-16" calcext:value-type="date">
            <text:p>2014-05-1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4-05-13" calcext:value-type="date">
            <text:p>2014-05-1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14-05-12" calcext:value-type="date">
            <text:p>2014-05-1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14-05-11" calcext:value-type="date">
            <text:p>2014-05-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14-05-10" calcext:value-type="date">
            <text:p>2014-05-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14-05-09" calcext:value-type="date">
            <text:p>2014-05-0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14-05-07" calcext:value-type="date">
            <text:p>2014-05-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14-05-03" calcext:value-type="date">
            <text:p>2014-05-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14-04-30" calcext:value-type="date">
            <text:p>2014-04-3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14-04-29" calcext:value-type="date">
            <text:p>2014-04-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14-04-28" calcext:value-type="date">
            <text:p>2014-04-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14-04-27" calcext:value-type="date">
            <text:p>2014-04-2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14-04-25" calcext:value-type="date">
            <text:p>2014-04-2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14-04-24" calcext:value-type="date">
            <text:p>2014-04-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14-04-22" calcext:value-type="date">
            <text:p>2014-04-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14-04-21" calcext:value-type="date">
            <text:p>2014-04-2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14-04-20" calcext:value-type="date">
            <text:p>2014-04-2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14-04-19" calcext:value-type="date">
            <text:p>2014-04-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14-04-18" calcext:value-type="date">
            <text:p>2014-04-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14-04-17" calcext:value-type="date">
            <text:p>2014-04-1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14-04-16" calcext:value-type="date">
            <text:p>2014-04-1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14-04-15" calcext:value-type="date">
            <text:p>2014-04-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14-04-13" calcext:value-type="date">
            <text:p>2014-04-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4-04-12" calcext:value-type="date">
            <text:p>2014-04-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14-04-11" calcext:value-type="date">
            <text:p>2014-04-1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14-04-10" calcext:value-type="date">
            <text:p>2014-04-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14-04-09" calcext:value-type="date">
            <text:p>2014-04-0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14-04-07" calcext:value-type="date">
            <text:p>2014-04-0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14-04-06" calcext:value-type="date">
            <text:p>2014-04-0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14-04-05" calcext:value-type="date">
            <text:p>2014-04-0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14-04-04" calcext:value-type="date">
            <text:p>2014-04-0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14-04-03" calcext:value-type="date">
            <text:p>2014-04-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14-03-30" calcext:value-type="date">
            <text:p>2014-03-3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14-03-29" calcext:value-type="date">
            <text:p>2014-03-2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4-03-28" calcext:value-type="date">
            <text:p>2014-03-2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14-03-25" calcext:value-type="date">
            <text:p>2014-03-2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14-03-23" calcext:value-type="date">
            <text:p>2014-03-2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14-03-22" calcext:value-type="date">
            <text:p>2014-03-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14-03-20" calcext:value-type="date">
            <text:p>2014-03-2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14-03-19" calcext:value-type="date">
            <text:p>2014-03-1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14-03-16" calcext:value-type="date">
            <text:p>2014-03-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14-03-14" calcext:value-type="date">
            <text:p>2014-03-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14-03-13" calcext:value-type="date">
            <text:p>2014-03-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14-03-08" calcext:value-type="date">
            <text:p>2014-03-0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14-03-07" calcext:value-type="date">
            <text:p>2014-03-0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14-03-06" calcext:value-type="date">
            <text:p>2014-03-0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14-03-05" calcext:value-type="date">
            <text:p>2014-03-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14-03-04" calcext:value-type="date">
            <text:p>2014-03-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14-03-02" calcext:value-type="date">
            <text:p>2014-03-0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14-02-28" calcext:value-type="date">
            <text:p>2014-02-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14-02-27" calcext:value-type="date">
            <text:p>2014-02-2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14-02-23" calcext:value-type="date">
            <text:p>2014-02-2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14-02-22" calcext:value-type="date">
            <text:p>2014-02-2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14-02-21" calcext:value-type="date">
            <text:p>2014-02-2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14-02-18" calcext:value-type="date">
            <text:p>2014-02-1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14-02-13" calcext:value-type="date">
            <text:p>2014-02-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14-02-10" calcext:value-type="date">
            <text:p>2014-02-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14-02-09" calcext:value-type="date">
            <text:p>2014-02-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4-02-08" calcext:value-type="date">
            <text:p>2014-02-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4-02-06" calcext:value-type="date">
            <text:p>2014-02-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4-02-05" calcext:value-type="date">
            <text:p>2014-02-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4-02-04" calcext:value-type="date">
            <text:p>2014-02-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4-02-02" calcext:value-type="date">
            <text:p>2014-02-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4-01-31" calcext:value-type="date">
            <text:p>2014-01-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4-01-30" calcext:value-type="date">
            <text:p>2014-01-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4-01-29" calcext:value-type="date">
            <text:p>2014-01-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4-01-28" calcext:value-type="date">
            <text:p>2014-01-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4-01-25" calcext:value-type="date">
            <text:p>2014-01-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4-01-24" calcext:value-type="date">
            <text:p>2014-01-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4-01-23" calcext:value-type="date">
            <text:p>2014-01-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4-01-22" calcext:value-type="date">
            <text:p>2014-01-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4-01-20" calcext:value-type="date">
            <text:p>2014-01-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4-01-19" calcext:value-type="date">
            <text:p>2014-01-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4-01-18" calcext:value-type="date">
            <text:p>2014-01-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4-01-16" calcext:value-type="date">
            <text:p>2014-01-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4-01-12" calcext:value-type="date">
            <text:p>2014-01-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4-01-11" calcext:value-type="date">
            <text:p>2014-01-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01-08" calcext:value-type="date">
            <text:p>2014-01-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01-06" calcext:value-type="date">
            <text:p>2014-01-0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4-01-05" calcext:value-type="date">
            <text:p>2014-01-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4-01-04" calcext:value-type="date">
            <text:p>2014-01-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odziny" table:style-name="ta1">
        <table:shapes>
          <draw:frame draw:z-index="0" draw:style-name="gr1" draw:text-style-name="P1" svg:width="278.73mm" svg:height="160.23mm" svg:x="68.74mm" svg:y="5.51mm">
            <draw:object draw:notify-on-update-of-ranges="godziny.C2:godziny.C2 godziny.C3:godziny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odzina</text:p>
          </table:table-cell>
          <table:table-cell office:value-type="string" calcext:value-type="string">
            <text:p>ilosc_wn_utworzonych</text:p>
          </table:table-cell>
          <table:table-cell office:value-type="string" calcext:value-type="string">
            <text:p>udzial_godzin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7" calcext:value-type="float">
            <text:p>1507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21" calcext:value-type="float">
            <text:p>4721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83" calcext:value-type="float">
            <text:p>10183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9" calcext:value-type="float">
            <text:p>17239</text:p>
          </table:table-cell>
          <table:table-cell office:value-type="float" office:value="9.59" calcext:value-type="float">
            <text:p>9,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70" calcext:value-type="float">
            <text:p>17570</text:p>
          </table:table-cell>
          <table:table-cell office:value-type="float" office:value="9.78" calcext:value-type="float">
            <text:p>9,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93" calcext:value-type="float">
            <text:p>19093</text:p>
          </table:table-cell>
          <table:table-cell office:value-type="float" office:value="10.62" calcext:value-type="float">
            <text:p>10,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271" calcext:value-type="float">
            <text:p>18271</text:p>
          </table:table-cell>
          <table:table-cell office:value-type="float" office:value="10.17" calcext:value-type="float">
            <text:p>10,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97" calcext:value-type="float">
            <text:p>19097</text:p>
          </table:table-cell>
          <table:table-cell office:value-type="float" office:value="10.63" calcext:value-type="float">
            <text:p>10,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314" calcext:value-type="float">
            <text:p>18314</text:p>
          </table:table-cell>
          <table:table-cell office:value-type="float" office:value="10.19" calcext:value-type="float">
            <text:p>10,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00" calcext:value-type="float">
            <text:p>16400</text:p>
          </table:table-cell>
          <table:table-cell table:style-name="ce9" office:value-type="float" office:value="9.12" calcext:value-type="float">
            <text:p>9,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35" calcext:value-type="float">
            <text:p>10535</text:p>
          </table:table-cell>
          <table:table-cell office:value-type="float" office:value="5.86" calcext:value-type="float">
            <text:p>5,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45" calcext:value-type="float">
            <text:p>4545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19" calcext:value-type="float">
            <text:p>3119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19" calcext:value-type="float">
            <text:p>2919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34" calcext:value-type="float">
            <text:p>2734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4" calcext:value-type="float">
            <text:p>2644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29" calcext:value-type="float">
            <text:p>2129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95" calcext:value-type="float">
            <text:p>3495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8" calcext:value-type="float">
            <text:p>2178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 table:number-rows-repeated="6">
          <table:table-cell table:number-columns-repeated="2"/>
          <table:table-cell table:style-name="Default"/>
        </table:table-row>
        <table:table-row table:style-name="ro1">
          <table:table-cell/>
          <table:table-cell table:formula="of:=SUM([.B3:.B26])" office:value-type="float" office:value="179735" calcext:value-type="float">
            <text:p>179735</text:p>
          </table:table-cell>
          <table:table-cell table:style-name="Default"/>
        </table:table-row>
        <table:table-row table:style-name="ro1">
          <table:table-cell/>
          <table:table-cell table:formula="of:=[.B33]*0.25" office:value-type="float" office:value="44933.75" calcext:value-type="float">
            <text:p>44933,75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select_dzien_roku__round_avg_procent_udz.A1:select_dzien_roku__round_avg_procent_udz.B3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.00.0000</text:date>, <text:time style:data-style-name="N2" text:time-value="19:51:33.730727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1T20:37:20.584954963</dc:date>
    <meta:editing-duration>PT46M55S</meta:editing-duration>
    <meta:editing-cycles>6</meta:editing-cycles>
    <meta:generator>LibreOffice/6.0.7.3$Linux_X86_64 LibreOffice_project/00m0$Build-3</meta:generator>
    <meta:document-statistic meta:table-count="3" meta:cell-count="37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04cm" svg:height="18.564cm" xlink:href=".." xlink:type="simple" chart:class="chart:area" chart:style-name="ch1">
        <chart:legend chart:legend-position="end" svg:x="29.286cm" svg:y="8.983cm" style:legend-expansion="high" chart:style-name="ch2"/>
        <chart:plot-area chart:style-name="ch3" table:cell-range-address="select_dzien_roku__round_avg_procent_udz.B1:select_dzien_roku__round_avg_procent_udz.B366" chart:data-source-has-labels="row" svg:x="0.66cm" svg:y="0.371cm" svg:width="27.966cm" svg:height="17.822cm">
          <chartooo:coordinate-region svg:x="1.387cm" svg:y="0.492cm" svg:width="27.239cm" svg:height="1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lect_dzien_roku__round_avg_procent_udz.B2:select_dzien_roku__round_avg_procent_udz.B366" chart:label-cell-address="select_dzien_roku__round_avg_procent_udz.B1:select_dzien_roku__round_avg_procent_udz.B1" chart:class="chart:area">
            <chart:data-point chart:repeated="3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_udzial_doy</text:p>
                <draw:g>
                  <svg:desc>select_dzien_roku__round_avg_procent_udz.B1:select_dzien_roku__round_avg_procent_ud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elect_dzien_roku__round_avg_procent_udz.B2:select_dzien_roku__round_avg_procent_udz.B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53cm" svg:height="14.664cm" xlink:href=".." xlink:type="simple" chart:class="chart:area" chart:style-name="ch1">
        <chart:legend chart:legend-position="end" svg:x="39.451cm" svg:y="7.033cm" style:legend-expansion="high" chart:style-name="ch2"/>
        <chart:plot-area chart:style-name="ch3" table:cell-range-address="obciazenie.A1:obciazenie.B1461" chart:data-source-has-labels="both" svg:x="0.821cm" svg:y="0.293cm" svg:width="37.809cm" svg:height="14.078cm">
          <chartooo:coordinate-region svg:x="1.813cm" svg:y="0.492cm" svg:width="36.817cm" svg:height="13.232cm"/>
          <chart:axis chart:dimension="x" chart:name="primary-x" chart:style-name="ch4" chartooo:axis-type="auto">
            <chartooo:date-scale/>
            <chart:categories table:cell-range-address="obciazenie.A2:obciazenie.A14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ciazenie.B2:obciazenie.B1461" chart:label-cell-address="obciazenie.B1:obciazenie.B1" chart:class="chart:area">
            <chart:data-point chart:repeated="14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obciazenie.B1:obciazenie.B1</svg:desc>
                </draw:g>
              </table:table-cell>
            </table:table-row>
          </table:table-header-rows>
          <table:table-rows>
            <table:table-row>
              <table:table-cell office:value-type="float" office:value="43100">
                <text:p>43100</text:p>
                <draw:g>
                  <svg:desc>obciazenie.A2:obciazenie.A1461</svg:desc>
                </draw:g>
              </table:table-cell>
              <table:table-cell office:value-type="float" office:value="16">
                <text:p>16</text:p>
                <draw:g>
                  <svg:desc>obciazenie.B2:obciazenie.B1461</svg:desc>
                </draw:g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06">
                <text:p>429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905">
                <text:p>429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03">
                <text:p>429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02">
                <text:p>4290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899">
                <text:p>4289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898">
                <text:p>428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896">
                <text:p>428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895">
                <text:p>428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894">
                <text:p>428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893">
                <text:p>428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892">
                <text:p>4289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889">
                <text:p>428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888">
                <text:p>428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2886">
                <text:p>428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2885">
                <text:p>428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884">
                <text:p>428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882">
                <text:p>428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881">
                <text:p>428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879">
                <text:p>42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878">
                <text:p>428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877">
                <text:p>428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875">
                <text:p>428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874">
                <text:p>428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2873">
                <text:p>428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2872">
                <text:p>4287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871">
                <text:p>428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870">
                <text:p>428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868">
                <text:p>428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867">
                <text:p>4286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866">
                <text:p>428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865">
                <text:p>4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864">
                <text:p>42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863">
                <text:p>428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861">
                <text:p>428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860">
                <text:p>428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854">
                <text:p>428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853">
                <text:p>428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2852">
                <text:p>428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851">
                <text:p>428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850">
                <text:p>428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849">
                <text:p>428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847">
                <text:p>428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846">
                <text:p>428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845">
                <text:p>4284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844">
                <text:p>428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843">
                <text:p>428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2842">
                <text:p>428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840">
                <text:p>428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839">
                <text:p>428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2838">
                <text:p>428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837">
                <text:p>428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835">
                <text:p>4283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833">
                <text:p>428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832">
                <text:p>428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830">
                <text:p>428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829">
                <text:p>428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825">
                <text:p>428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824">
                <text:p>428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823">
                <text:p>428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822">
                <text:p>428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821">
                <text:p>428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819">
                <text:p>428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818">
                <text:p>428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817">
                <text:p>428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815">
                <text:p>428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814">
                <text:p>428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812">
                <text:p>428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811">
                <text:p>42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809">
                <text:p>428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808">
                <text:p>428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807">
                <text:p>4280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805">
                <text:p>428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804">
                <text:p>428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803">
                <text:p>428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798">
                <text:p>427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797">
                <text:p>427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796">
                <text:p>427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794">
                <text:p>427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2791">
                <text:p>427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2790">
                <text:p>427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2788">
                <text:p>427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786">
                <text:p>4278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784">
                <text:p>427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783">
                <text:p>427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782">
                <text:p>427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781">
                <text:p>4278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2780">
                <text:p>427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779">
                <text:p>427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777">
                <text:p>427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776">
                <text:p>427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775">
                <text:p>427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774">
                <text:p>427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773">
                <text:p>427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70">
                <text:p>427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69">
                <text:p>427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768">
                <text:p>427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766">
                <text:p>4276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765">
                <text:p>427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63">
                <text:p>427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62">
                <text:p>427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761">
                <text:p>427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758">
                <text:p>427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756">
                <text:p>427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755">
                <text:p>427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2754">
                <text:p>4275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2753">
                <text:p>427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752">
                <text:p>427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751">
                <text:p>427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49">
                <text:p>427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48">
                <text:p>427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747">
                <text:p>4274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745">
                <text:p>427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742">
                <text:p>427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41">
                <text:p>427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40">
                <text:p>427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739">
                <text:p>4273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738">
                <text:p>42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737">
                <text:p>427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735">
                <text:p>427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734">
                <text:p>42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733">
                <text:p>427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732">
                <text:p>427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731">
                <text:p>427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730">
                <text:p>427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728">
                <text:p>427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727">
                <text:p>427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726">
                <text:p>427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725">
                <text:p>427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724">
                <text:p>427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723">
                <text:p>427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651">
                <text:p>426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649">
                <text:p>426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46">
                <text:p>426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637">
                <text:p>426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35">
                <text:p>426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633">
                <text:p>426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632">
                <text:p>426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30">
                <text:p>426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623">
                <text:p>426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21">
                <text:p>426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16">
                <text:p>426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612">
                <text:p>426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611">
                <text:p>426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609">
                <text:p>426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607">
                <text:p>426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05">
                <text:p>426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604">
                <text:p>426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602">
                <text:p>426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598">
                <text:p>425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597">
                <text:p>425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595">
                <text:p>425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591">
                <text:p>425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588">
                <text:p>425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586">
                <text:p>425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584">
                <text:p>425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581">
                <text:p>425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577">
                <text:p>425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576">
                <text:p>425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572">
                <text:p>425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569">
                <text:p>425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567">
                <text:p>425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558">
                <text:p>425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556">
                <text:p>425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553">
                <text:p>425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546">
                <text:p>425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544">
                <text:p>425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541">
                <text:p>425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537">
                <text:p>425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532">
                <text:p>425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528">
                <text:p>42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525">
                <text:p>425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524">
                <text:p>425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523">
                <text:p>425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521">
                <text:p>425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520">
                <text:p>425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518">
                <text:p>425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514">
                <text:p>425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513">
                <text:p>425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511">
                <text:p>425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506">
                <text:p>425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504">
                <text:p>425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502">
                <text:p>425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497">
                <text:p>424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493">
                <text:p>424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489">
                <text:p>424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488">
                <text:p>424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486">
                <text:p>424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485">
                <text:p>424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483">
                <text:p>424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481">
                <text:p>424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476">
                <text:p>424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472">
                <text:p>424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467">
                <text:p>424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465">
                <text:p>424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455">
                <text:p>424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454">
                <text:p>424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441">
                <text:p>424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434">
                <text:p>424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427">
                <text:p>424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415">
                <text:p>424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413">
                <text:p>424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406">
                <text:p>424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399">
                <text:p>423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387">
                <text:p>423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378">
                <text:p>423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371">
                <text:p>423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64">
                <text:p>423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63">
                <text:p>42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357">
                <text:p>42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43">
                <text:p>42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336">
                <text:p>423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2329">
                <text:p>4232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2322">
                <text:p>4232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42315">
                <text:p>42315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2308">
                <text:p>4230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2294">
                <text:p>4229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2287">
                <text:p>4228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2259">
                <text:p>4225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2245">
                <text:p>4224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2238">
                <text:p>4223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42231">
                <text:p>4223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2224">
                <text:p>4222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2203">
                <text:p>4220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2196">
                <text:p>421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2195">
                <text:p>4219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2192">
                <text:p>4219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2191">
                <text:p>4219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2189">
                <text:p>4218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2187">
                <text:p>4218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2122">
                <text:p>4212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2121">
                <text:p>4212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2119">
                <text:p>4211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2115">
                <text:p>421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2114">
                <text:p>4211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2111">
                <text:p>4211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2108">
                <text:p>4210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2107">
                <text:p>4210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2105">
                <text:p>4210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2103">
                <text:p>4210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2098">
                <text:p>4209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2097">
                <text:p>4209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2094">
                <text:p>4209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2093">
                <text:p>4209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2091">
                <text:p>4209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2089">
                <text:p>4208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2087">
                <text:p>4208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2086">
                <text:p>4208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2084">
                <text:p>4208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2083">
                <text:p>4208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2082">
                <text:p>4208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2077">
                <text:p>4207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2073">
                <text:p>4207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2072">
                <text:p>4207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2069">
                <text:p>4206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2066">
                <text:p>4206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2003">
                <text:p>4200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2002">
                <text:p>4200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999">
                <text:p>4199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1998">
                <text:p>4199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1996">
                <text:p>4199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1995">
                <text:p>4199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993">
                <text:p>4199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1992">
                <text:p>4199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1991">
                <text:p>4199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1989">
                <text:p>4198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1988">
                <text:p>4198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986">
                <text:p>4198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984">
                <text:p>4198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982">
                <text:p>4198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1981">
                <text:p>4198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979">
                <text:p>4197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1978">
                <text:p>4197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975">
                <text:p>4197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1972">
                <text:p>4197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971">
                <text:p>419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1968">
                <text:p>419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967">
                <text:p>4196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1965">
                <text:p>4196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964">
                <text:p>4196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963">
                <text:p>4196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1961">
                <text:p>4196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958">
                <text:p>4195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1957">
                <text:p>4195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1956">
                <text:p>4195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1954">
                <text:p>4195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951">
                <text:p>4195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1943">
                <text:p>4194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1942">
                <text:p>4194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1941">
                <text:p>419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1939">
                <text:p>4193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937">
                <text:p>4193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1936">
                <text:p>4193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935">
                <text:p>4193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934">
                <text:p>4193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1933">
                <text:p>419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1932">
                <text:p>419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929">
                <text:p>4192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927">
                <text:p>419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926">
                <text:p>4192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925">
                <text:p>4192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1924">
                <text:p>4192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923">
                <text:p>4192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922">
                <text:p>4192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1921">
                <text:p>4192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1919">
                <text:p>4191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1918">
                <text:p>4191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1916">
                <text:p>4191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915">
                <text:p>4191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1914">
                <text:p>4191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1912">
                <text:p>4191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911">
                <text:p>4191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1909">
                <text:p>4190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1908">
                <text:p>4190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907">
                <text:p>4190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906">
                <text:p>4190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1905">
                <text:p>4190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1904">
                <text:p>4190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1903">
                <text:p>4190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1902">
                <text:p>4190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899">
                <text:p>4189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1898">
                <text:p>4189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1897">
                <text:p>4189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1896">
                <text:p>4189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895">
                <text:p>4189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1894">
                <text:p>4189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893">
                <text:p>4189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1892">
                <text:p>4189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1889">
                <text:p>4188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1888">
                <text:p>4188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887">
                <text:p>4188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1886">
                <text:p>4188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885">
                <text:p>4188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884">
                <text:p>4188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1882">
                <text:p>4188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1881">
                <text:p>4188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879">
                <text:p>4187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878">
                <text:p>4187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1877">
                <text:p>4187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876">
                <text:p>4187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1875">
                <text:p>4187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874">
                <text:p>4187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873">
                <text:p>4187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1872">
                <text:p>4187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871">
                <text:p>4187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869">
                <text:p>4186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1868">
                <text:p>4186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1867">
                <text:p>4186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1866">
                <text:p>4186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1865">
                <text:p>4186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1864">
                <text:p>4186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862">
                <text:p>4186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861">
                <text:p>4186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1859">
                <text:p>4185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1858">
                <text:p>4185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1857">
                <text:p>4185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1856">
                <text:p>4185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855">
                <text:p>4185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1854">
                <text:p>4185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1853">
                <text:p>4185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41851">
                <text:p>4185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1850">
                <text:p>4185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849">
                <text:p>4184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1848">
                <text:p>4184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1847">
                <text:p>4184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1846">
                <text:p>4184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845">
                <text:p>4184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844">
                <text:p>4184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1843">
                <text:p>4184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1842">
                <text:p>4184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841">
                <text:p>4184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1839">
                <text:p>4183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1838">
                <text:p>4183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837">
                <text:p>4183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1836">
                <text:p>4183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1835">
                <text:p>4183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1834">
                <text:p>4183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1833">
                <text:p>418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1832">
                <text:p>4183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1831">
                <text:p>4183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1830">
                <text:p>418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829">
                <text:p>4182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1828">
                <text:p>4182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826">
                <text:p>418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825">
                <text:p>4182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824">
                <text:p>4182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1823">
                <text:p>418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1822">
                <text:p>4182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1820">
                <text:p>4182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819">
                <text:p>4181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1818">
                <text:p>4181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1817">
                <text:p>4181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816">
                <text:p>4181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1815">
                <text:p>4181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1814">
                <text:p>4181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1813">
                <text:p>4181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1812">
                <text:p>4181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1811">
                <text:p>4181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1810">
                <text:p>418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809">
                <text:p>4180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1808">
                <text:p>4180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1807">
                <text:p>4180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1806">
                <text:p>418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804">
                <text:p>4180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1803">
                <text:p>4180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1802">
                <text:p>418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799">
                <text:p>417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798">
                <text:p>4179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797">
                <text:p>4179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796">
                <text:p>417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795">
                <text:p>4179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1793">
                <text:p>4179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792">
                <text:p>4179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790">
                <text:p>417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789">
                <text:p>4178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1788">
                <text:p>4178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787">
                <text:p>4178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786">
                <text:p>4178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785">
                <text:p>4178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1784">
                <text:p>4178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1783">
                <text:p>4178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1782">
                <text:p>4178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1781">
                <text:p>4178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1780">
                <text:p>417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1779">
                <text:p>4177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778">
                <text:p>4177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777">
                <text:p>4177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776">
                <text:p>4177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775">
                <text:p>4177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774">
                <text:p>4177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773">
                <text:p>4177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1772">
                <text:p>4177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771">
                <text:p>4177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769">
                <text:p>4176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768">
                <text:p>4176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1767">
                <text:p>4176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766">
                <text:p>4176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765">
                <text:p>4176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764">
                <text:p>4176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763">
                <text:p>4176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762">
                <text:p>4176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761">
                <text:p>4176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759">
                <text:p>4175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1758">
                <text:p>417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757">
                <text:p>4175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755">
                <text:p>417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754">
                <text:p>417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753">
                <text:p>417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752">
                <text:p>417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751">
                <text:p>4175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750">
                <text:p>417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748">
                <text:p>417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747">
                <text:p>4174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746">
                <text:p>417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745">
                <text:p>4174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744">
                <text:p>417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743">
                <text:p>417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741">
                <text:p>417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739">
                <text:p>4173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738">
                <text:p>4173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1737">
                <text:p>4173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736">
                <text:p>4173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735">
                <text:p>4173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1734">
                <text:p>4173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733">
                <text:p>4173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732">
                <text:p>417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1731">
                <text:p>417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729">
                <text:p>4172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727">
                <text:p>4172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1726">
                <text:p>4172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725">
                <text:p>417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724">
                <text:p>417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723">
                <text:p>417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722">
                <text:p>417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721">
                <text:p>4172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720">
                <text:p>417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719">
                <text:p>417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718">
                <text:p>4171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717">
                <text:p>417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1716">
                <text:p>417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715">
                <text:p>417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713">
                <text:p>417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712">
                <text:p>4171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711">
                <text:p>417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709">
                <text:p>417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708">
                <text:p>4170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707">
                <text:p>4170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706">
                <text:p>4170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1705">
                <text:p>4170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704">
                <text:p>417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703">
                <text:p>4170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702">
                <text:p>417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698">
                <text:p>416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697">
                <text:p>4169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696">
                <text:p>416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695">
                <text:p>4169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694">
                <text:p>416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693">
                <text:p>4169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692">
                <text:p>4169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691">
                <text:p>416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689">
                <text:p>4168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688">
                <text:p>4168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687">
                <text:p>416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685">
                <text:p>416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684">
                <text:p>416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683">
                <text:p>4168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682">
                <text:p>4168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681">
                <text:p>4168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679">
                <text:p>416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678">
                <text:p>416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677">
                <text:p>416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676">
                <text:p>41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675">
                <text:p>416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673">
                <text:p>416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672">
                <text:p>416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669">
                <text:p>416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668">
                <text:p>416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667">
                <text:p>416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666">
                <text:p>416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664">
                <text:p>416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663">
                <text:p>416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662">
                <text:p>416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659">
                <text:p>416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657">
                <text:p>41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656">
                <text:p>416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55">
                <text:p>416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654">
                <text:p>416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653">
                <text:p>416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652">
                <text:p>416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649">
                <text:p>416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648">
                <text:p>416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646">
                <text:p>416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645">
                <text:p>416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643">
                <text:p>41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642">
                <text:p>416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641">
                <text:p>4164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="gradient" draw:fill-color="#004586" draw:fill-gradient-name="Deep_20_Green" draw:gradient-step-count="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74cm" svg:height="16.024cm" xlink:href=".." xlink:type="simple" chart:class="chart:bar" chart:style-name="ch1">
        <chart:legend chart:legend-position="end" svg:x="24.844cm" svg:y="7.713cm" style:legend-expansion="high" chart:style-name="ch2"/>
        <chart:plot-area chart:style-name="ch3" table:cell-range-address="godziny.C2:godziny.C26" chart:data-source-has-labels="row" svg:x="0.557cm" svg:y="0.32cm" svg:width="23.73cm" svg:height="15.3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36cm" svg:y="0.32cm" svg:width="22.791cm" svg:height="14.7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godziny.C3:godziny.C26" chart:label-cell-address="godziny.C2:godziny.C2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dzial_godziny</text:p>
                <draw:g>
                  <svg:desc>godziny.C2:godziny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">
                <text:p>0.73</text:p>
                <draw:g>
                  <svg:desc>godziny.C3:godziny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1">
                <text:p>1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Deep_20_Green" draw:display-name="Deep Green" draw:style="linear" draw:start-color="#314004" draw:end-color="#aecf00" draw:start-intensity="100%" draw:end-intensity="100%" draw:angle="2250" draw:border="0%"/>
  </office:styles>
</office:document-styles>
</file>